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72mm"/>
    </style:style>
    <style:style style:name="co2" style:family="table-column">
      <style:table-column-properties fo:break-before="auto" style:column-width="49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thread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2637688.3808" calcext:value-type="float">
            <text:p>1562637688,3808</text:p>
          </table:table-cell>
          <table:table-cell office:value-type="float" office:value="1562637720.85664" calcext:value-type="float">
            <text:p>1562637720,85664</text:p>
          </table:table-cell>
          <table:table-cell table:formula="of:=[.F2]-[.E2]" office:value-type="float" office:value="32.4758400917053" calcext:value-type="float">
            <text:p>32,4758400917053</text:p>
          </table:table-cell>
          <table:table-cell table:formula="of:=AVERAGE([.G2:.G4])" office:value-type="float" office:value="32.6689700285594" calcext:value-type="float">
            <text:p>32,6689700285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637720.86189" calcext:value-type="float">
            <text:p>1562637720,86189</text:p>
          </table:table-cell>
          <table:table-cell office:value-type="float" office:value="1562637753.50907" calcext:value-type="float">
            <text:p>1562637753,50907</text:p>
          </table:table-cell>
          <table:table-cell table:formula="of:=[.F3]-[.E3]" office:value-type="float" office:value="32.6471798419952" calcext:value-type="float">
            <text:p>32,6471798419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62637753.61668" calcext:value-type="float">
            <text:p>1562637753,61668</text:p>
          </table:table-cell>
          <table:table-cell office:value-type="float" office:value="1562637786.50057" calcext:value-type="float">
            <text:p>1562637786,50057</text:p>
          </table:table-cell>
          <table:table-cell table:formula="of:=[.F4]-[.E4]" office:value-type="float" office:value="32.8838901519775" calcext:value-type="float">
            <text:p>32,8838901519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28784.99904" calcext:value-type="float">
            <text:p>1562628784,99904</text:p>
          </table:table-cell>
          <table:table-cell office:value-type="float" office:value="1562628801.57203" calcext:value-type="float">
            <text:p>1562628801,57203</text:p>
          </table:table-cell>
          <table:table-cell table:formula="of:=[.F5]-[.E5]" office:value-type="float" office:value="16.5729901790619" calcext:value-type="float">
            <text:p>16,5729901790619</text:p>
          </table:table-cell>
          <table:table-cell table:formula="of:=AVERAGE([.G5:.G7])" office:value-type="float" office:value="16.7864801088969" calcext:value-type="float">
            <text:p>16,7864801088969</text:p>
          </table:table-cell>
          <table:table-cell table:formula="of:=[.$H$2]/[.H5]" office:value-type="float" office:value="1.94614772225207" calcext:value-type="float">
            <text:p>1,94614772225207</text:p>
          </table:table-cell>
          <table:table-cell table:formula="of:=[.I5]/[.C5]" office:value-type="float" office:value="0.973073861126035" calcext:value-type="float">
            <text:p>0,973073861126035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28801.57809" calcext:value-type="float">
            <text:p>1562628801,57809</text:p>
          </table:table-cell>
          <table:table-cell office:value-type="float" office:value="1562628818.07644" calcext:value-type="float">
            <text:p>1562628818,07644</text:p>
          </table:table-cell>
          <table:table-cell table:formula="of:=[.F6]-[.E6]" office:value-type="float" office:value="16.4983501434326" calcext:value-type="float">
            <text:p>16,498350143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28818.0863" calcext:value-type="float">
            <text:p>1562628818,0863</text:p>
          </table:table-cell>
          <table:table-cell office:value-type="float" office:value="1562628835.3744" calcext:value-type="float">
            <text:p>1562628835,3744</text:p>
          </table:table-cell>
          <table:table-cell table:formula="of:=[.F7]-[.E7]" office:value-type="float" office:value="17.2881000041962" calcext:value-type="float">
            <text:p>17,288100004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28681.47805" calcext:value-type="float">
            <text:p>1562628681,47805</text:p>
          </table:table-cell>
          <table:table-cell office:value-type="float" office:value="1562628690.27823" calcext:value-type="float">
            <text:p>1562628690,27823</text:p>
          </table:table-cell>
          <table:table-cell table:formula="of:=[.F8]-[.E8]" office:value-type="float" office:value="8.80017995834351" calcext:value-type="float">
            <text:p>8,80017995834351</text:p>
          </table:table-cell>
          <table:table-cell table:formula="of:=AVERAGE([.G8:.G10])" office:value-type="float" office:value="8.59578990936279" calcext:value-type="float">
            <text:p>8,59578990936279</text:p>
          </table:table-cell>
          <table:table-cell table:formula="of:=[.$H$2]/[.H8]" office:value-type="float" office:value="3.80057800074608" calcext:value-type="float">
            <text:p>3,80057800074608</text:p>
          </table:table-cell>
          <table:table-cell table:formula="of:=[.I8]/[.C8]" office:value-type="float" office:value="0.95014450018652" calcext:value-type="float">
            <text:p>0,9501445001865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28690.28344" calcext:value-type="float">
            <text:p>1562628690,28344</text:p>
          </table:table-cell>
          <table:table-cell office:value-type="float" office:value="1562628698.72903" calcext:value-type="float">
            <text:p>1562628698,72903</text:p>
          </table:table-cell>
          <table:table-cell table:formula="of:=[.F9]-[.E9]" office:value-type="float" office:value="8.4455897808075" calcext:value-type="float">
            <text:p>8,445589780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28698.73695" calcext:value-type="float">
            <text:p>1562628698,73695</text:p>
          </table:table-cell>
          <table:table-cell office:value-type="float" office:value="1562628707.27855" calcext:value-type="float">
            <text:p>1562628707,27855</text:p>
          </table:table-cell>
          <table:table-cell table:formula="of:=[.F10]-[.E10]" office:value-type="float" office:value="8.54159998893738" calcext:value-type="float">
            <text:p>8,54159998893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8626.3096" calcext:value-type="float">
            <text:p>1562628626,3096</text:p>
          </table:table-cell>
          <table:table-cell office:value-type="float" office:value="1562628630.78264" calcext:value-type="float">
            <text:p>1562628630,78264</text:p>
          </table:table-cell>
          <table:table-cell table:formula="of:=[.F11]-[.E11]" office:value-type="float" office:value="4.47303986549377" calcext:value-type="float">
            <text:p>4,47303986549377</text:p>
          </table:table-cell>
          <table:table-cell table:formula="of:=AVERAGE([.G11:.G13])" office:value-type="float" office:value="4.50340326627096" calcext:value-type="float">
            <text:p>4,50340326627096</text:p>
          </table:table-cell>
          <table:table-cell table:formula="of:=[.$H$2]/[.H11]" office:value-type="float" office:value="7.25428483681208" calcext:value-type="float">
            <text:p>7,25428483681208</text:p>
          </table:table-cell>
          <table:table-cell table:formula="of:=[.I11]/[.C11]" office:value-type="float" office:value="0.90678560460151" calcext:value-type="float">
            <text:p>0,90678560460151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8630.78908" calcext:value-type="float">
            <text:p>1562628630,78908</text:p>
          </table:table-cell>
          <table:table-cell office:value-type="float" office:value="1562628635.34106" calcext:value-type="float">
            <text:p>1562628635,34106</text:p>
          </table:table-cell>
          <table:table-cell table:formula="of:=[.F12]-[.E12]" office:value-type="float" office:value="4.55198001861572" calcext:value-type="float">
            <text:p>4,55198001861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8635.34731" calcext:value-type="float">
            <text:p>1562628635,34731</text:p>
          </table:table-cell>
          <table:table-cell office:value-type="float" office:value="1562628639.8325" calcext:value-type="float">
            <text:p>1562628639,8325</text:p>
          </table:table-cell>
          <table:table-cell table:formula="of:=[.F13]-[.E13]" office:value-type="float" office:value="4.48518991470337" calcext:value-type="float">
            <text:p>4,48518991470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8596.12424" calcext:value-type="float">
            <text:p>1562628596,12424</text:p>
          </table:table-cell>
          <table:table-cell office:value-type="float" office:value="1562628598.51609" calcext:value-type="float">
            <text:p>1562628598,51609</text:p>
          </table:table-cell>
          <table:table-cell table:formula="of:=[.F14]-[.E14]" office:value-type="float" office:value="2.39184999465942" calcext:value-type="float">
            <text:p>2,39184999465942</text:p>
          </table:table-cell>
          <table:table-cell table:formula="of:=AVERAGE([.G14:.G16])" office:value-type="float" office:value="2.39130330085754" calcext:value-type="float">
            <text:p>2,39130330085754</text:p>
          </table:table-cell>
          <table:table-cell table:formula="of:=[.$H$2]/[.H14]" office:value-type="float" office:value="13.661575266025" calcext:value-type="float">
            <text:p>13,661575266025</text:p>
          </table:table-cell>
          <table:table-cell table:formula="of:=[.I14]/[.C14]" office:value-type="float" office:value="0.853848454126563" calcext:value-type="float">
            <text:p>0,853848454126563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8598.52343" calcext:value-type="float">
            <text:p>1562628598,52343</text:p>
          </table:table-cell>
          <table:table-cell office:value-type="float" office:value="1562628600.87255" calcext:value-type="float">
            <text:p>1562628600,87255</text:p>
          </table:table-cell>
          <table:table-cell table:formula="of:=[.F15]-[.E15]" office:value-type="float" office:value="2.3491199016571" calcext:value-type="float">
            <text:p>2,3491199016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8600.87761" calcext:value-type="float">
            <text:p>1562628600,87761</text:p>
          </table:table-cell>
          <table:table-cell office:value-type="float" office:value="1562628603.31055" calcext:value-type="float">
            <text:p>1562628603,31055</text:p>
          </table:table-cell>
          <table:table-cell table:formula="of:=[.F16]-[.E16]" office:value-type="float" office:value="2.4329400062561" calcext:value-type="float">
            <text:p>2,4329400062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8574.38741" calcext:value-type="float">
            <text:p>1562628574,38741</text:p>
          </table:table-cell>
          <table:table-cell office:value-type="float" office:value="1562628576.09234" calcext:value-type="float">
            <text:p>1562628576,09234</text:p>
          </table:table-cell>
          <table:table-cell table:formula="of:=[.F17]-[.E17]" office:value-type="float" office:value="1.70493006706238" calcext:value-type="float">
            <text:p>1,70493006706238</text:p>
          </table:table-cell>
          <table:table-cell table:formula="of:=AVERAGE([.G17:.G19])" office:value-type="float" office:value="1.63659000396729" calcext:value-type="float">
            <text:p>1,63659000396729</text:p>
          </table:table-cell>
          <table:table-cell table:formula="of:=[.$H$2]/[.H17]" office:value-type="float" office:value="19.9616091686775" calcext:value-type="float">
            <text:p>19,9616091686775</text:p>
          </table:table-cell>
          <table:table-cell table:formula="of:=[.I17]/[.C17]" office:value-type="float" office:value="0.831733715361564" calcext:value-type="float">
            <text:p>0,831733715361564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8576.09905" calcext:value-type="float">
            <text:p>1562628576,09905</text:p>
          </table:table-cell>
          <table:table-cell office:value-type="float" office:value="1562628577.67552" calcext:value-type="float">
            <text:p>1562628577,67552</text:p>
          </table:table-cell>
          <table:table-cell table:formula="of:=[.F18]-[.E18]" office:value-type="float" office:value="1.57646989822388" calcext:value-type="float">
            <text:p>1,57646989822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8577.68203" calcext:value-type="float">
            <text:p>1562628577,68203</text:p>
          </table:table-cell>
          <table:table-cell office:value-type="float" office:value="1562628579.3104" calcext:value-type="float">
            <text:p>1562628579,3104</text:p>
          </table:table-cell>
          <table:table-cell table:formula="of:=[.F19]-[.E19]" office:value-type="float" office:value="1.6283700466156" calcext:value-type="float">
            <text:p>1,6283700466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8553.26317" calcext:value-type="float">
            <text:p>1562628553,26317</text:p>
          </table:table-cell>
          <table:table-cell office:value-type="float" office:value="1562628554.68217" calcext:value-type="float">
            <text:p>1562628554,68217</text:p>
          </table:table-cell>
          <table:table-cell table:formula="of:=[.F20]-[.E20]" office:value-type="float" office:value="1.41899991035461" calcext:value-type="float">
            <text:p>1,41899991035461</text:p>
          </table:table-cell>
          <table:table-cell table:formula="of:=AVERAGE([.G20:.G22])" office:value-type="float" office:value="1.38231325149536" calcext:value-type="float">
            <text:p>1,38231325149536</text:p>
          </table:table-cell>
          <table:table-cell table:formula="of:=[.$H$2]/[.H20]" office:value-type="float" office:value="23.6335504945921" calcext:value-type="float">
            <text:p>23,6335504945921</text:p>
          </table:table-cell>
          <table:table-cell table:formula="of:=[.I20]/[.C20]" office:value-type="float" office:value="0.738548452956002" calcext:value-type="float">
            <text:p>0,73854845295600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8554.6902" calcext:value-type="float">
            <text:p>1562628554,6902</text:p>
          </table:table-cell>
          <table:table-cell office:value-type="float" office:value="1562628556.02716" calcext:value-type="float">
            <text:p>1562628556,02716</text:p>
          </table:table-cell>
          <table:table-cell table:formula="of:=[.F21]-[.E21]" office:value-type="float" office:value="1.33695983886719" calcext:value-type="float">
            <text:p>1,33695983886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8556.03496" calcext:value-type="float">
            <text:p>1562628556,03496</text:p>
          </table:table-cell>
          <table:table-cell office:value-type="float" office:value="1562628557.42594" calcext:value-type="float">
            <text:p>1562628557,42594</text:p>
          </table:table-cell>
          <table:table-cell table:formula="of:=[.F22]-[.E22]" office:value-type="float" office:value="1.39098000526428" calcext:value-type="float">
            <text:p>1,39098000526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8534.8533" calcext:value-type="float">
            <text:p>1562628534,8533</text:p>
          </table:table-cell>
          <table:table-cell office:value-type="float" office:value="1562628536.29122" calcext:value-type="float">
            <text:p>1562628536,29122</text:p>
          </table:table-cell>
          <table:table-cell table:formula="of:=[.F23]-[.E23]" office:value-type="float" office:value="1.4379198551178" calcext:value-type="float">
            <text:p>1,4379198551178</text:p>
          </table:table-cell>
          <table:table-cell table:formula="of:=AVERAGE([.G23:.G25])" office:value-type="float" office:value="1.34380992253621" calcext:value-type="float">
            <text:p>1,34380992253621</text:p>
          </table:table-cell>
          <table:table-cell table:formula="of:=[.$H$2]/[.H23]" office:value-type="float" office:value="24.3107075492509" calcext:value-type="float">
            <text:p>24,3107075492509</text:p>
          </table:table-cell>
          <table:table-cell table:formula="of:=[.I23]/[.C23]" office:value-type="float" office:value="0.675297431923635" calcext:value-type="float">
            <text:p>0,675297431923635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8536.29847" calcext:value-type="float">
            <text:p>1562628536,29847</text:p>
          </table:table-cell>
          <table:table-cell office:value-type="float" office:value="1562628537.62196" calcext:value-type="float">
            <text:p>1562628537,62196</text:p>
          </table:table-cell>
          <table:table-cell table:formula="of:=[.F24]-[.E24]" office:value-type="float" office:value="1.32348990440369" calcext:value-type="float">
            <text:p>1,32348990440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8537.63396" calcext:value-type="float">
            <text:p>1562628537,63396</text:p>
          </table:table-cell>
          <table:table-cell office:value-type="float" office:value="1562628538.90398" calcext:value-type="float">
            <text:p>1562628538,90398</text:p>
          </table:table-cell>
          <table:table-cell table:formula="of:=[.F25]-[.E25]" office:value-type="float" office:value="1.27002000808716" calcext:value-type="float">
            <text:p>1,27002000808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28835.38337" calcext:value-type="float">
            <text:p>1562628835,38337</text:p>
          </table:table-cell>
          <table:table-cell office:value-type="float" office:value="1562628851.76035" calcext:value-type="float">
            <text:p>1562628851,76035</text:p>
          </table:table-cell>
          <table:table-cell table:formula="of:=[.F26]-[.E26]" office:value-type="float" office:value="16.3769800662994" calcext:value-type="float">
            <text:p>16,3769800662994</text:p>
          </table:table-cell>
          <table:table-cell table:formula="of:=AVERAGE([.G26:.G28])" office:value-type="float" office:value="16.5055467287699" calcext:value-type="float">
            <text:p>16,5055467287699</text:p>
          </table:table-cell>
          <table:table-cell table:formula="of:=[.$H$2]/[.H26]" office:value-type="float" office:value="1.97927221469228" calcext:value-type="float">
            <text:p>1,97927221469228</text:p>
          </table:table-cell>
          <table:table-cell table:formula="of:=[.I26]/[.C26]" office:value-type="float" office:value="0.989636107346139" calcext:value-type="float">
            <text:p>0,989636107346139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28851.7656" calcext:value-type="float">
            <text:p>1562628851,7656</text:p>
          </table:table-cell>
          <table:table-cell office:value-type="float" office:value="1562628868.1826" calcext:value-type="float">
            <text:p>1562628868,1826</text:p>
          </table:table-cell>
          <table:table-cell table:formula="of:=[.F27]-[.E27]" office:value-type="float" office:value="16.4170000553131" calcext:value-type="float">
            <text:p>16,4170000553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28868.18747" calcext:value-type="float">
            <text:p>1562628868,18747</text:p>
          </table:table-cell>
          <table:table-cell office:value-type="float" office:value="1562628884.91013" calcext:value-type="float">
            <text:p>1562628884,91013</text:p>
          </table:table-cell>
          <table:table-cell table:formula="of:=[.F28]-[.E28]" office:value-type="float" office:value="16.7226600646973" calcext:value-type="float">
            <text:p>16,7226600646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28707.28819" calcext:value-type="float">
            <text:p>1562628707,28819</text:p>
          </table:table-cell>
          <table:table-cell office:value-type="float" office:value="1562628715.84518" calcext:value-type="float">
            <text:p>1562628715,84518</text:p>
          </table:table-cell>
          <table:table-cell table:formula="of:=[.F29]-[.E29]" office:value-type="float" office:value="8.55699014663696" calcext:value-type="float">
            <text:p>8,55699014663696</text:p>
          </table:table-cell>
          <table:table-cell table:formula="of:=AVERAGE([.G29:.G31])" office:value-type="float" office:value="8.5513600508372" calcext:value-type="float">
            <text:p>8,5513600508372</text:p>
          </table:table-cell>
          <table:table-cell table:formula="of:=[.$H$2]/[.H29]" office:value-type="float" office:value="3.82032446702569" calcext:value-type="float">
            <text:p>3,82032446702569</text:p>
          </table:table-cell>
          <table:table-cell table:formula="of:=[.I29]/[.C29]" office:value-type="float" office:value="0.955081116756422" calcext:value-type="float">
            <text:p>0,95508111675642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28715.95207" calcext:value-type="float">
            <text:p>1562628715,95207</text:p>
          </table:table-cell>
          <table:table-cell office:value-type="float" office:value="1562628724.46912" calcext:value-type="float">
            <text:p>1562628724,46912</text:p>
          </table:table-cell>
          <table:table-cell table:formula="of:=[.F30]-[.E30]" office:value-type="float" office:value="8.51705002784729" calcext:value-type="float">
            <text:p>8,51705002784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28724.47474" calcext:value-type="float">
            <text:p>1562628724,47474</text:p>
          </table:table-cell>
          <table:table-cell office:value-type="float" office:value="1562628733.05478" calcext:value-type="float">
            <text:p>1562628733,05478</text:p>
          </table:table-cell>
          <table:table-cell table:formula="of:=[.F31]-[.E31]" office:value-type="float" office:value="8.58003997802734" calcext:value-type="float">
            <text:p>8,58003997802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8639.84002" calcext:value-type="float">
            <text:p>1562628639,84002</text:p>
          </table:table-cell>
          <table:table-cell office:value-type="float" office:value="1562628644.30269" calcext:value-type="float">
            <text:p>1562628644,30269</text:p>
          </table:table-cell>
          <table:table-cell table:formula="of:=[.F32]-[.E32]" office:value-type="float" office:value="4.46267008781433" calcext:value-type="float">
            <text:p>4,46267008781433</text:p>
          </table:table-cell>
          <table:table-cell table:formula="of:=AVERAGE([.G32:.G34])" office:value-type="float" office:value="4.44664676984151" calcext:value-type="float">
            <text:p>4,44664676984151</text:p>
          </table:table-cell>
          <table:table-cell table:formula="of:=[.$H$2]/[.H32]" office:value-type="float" office:value="7.34687770796864" calcext:value-type="float">
            <text:p>7,34687770796864</text:p>
          </table:table-cell>
          <table:table-cell table:formula="of:=[.I32]/[.C32]" office:value-type="float" office:value="0.91835971349608" calcext:value-type="float">
            <text:p>0,91835971349608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8644.31108" calcext:value-type="float">
            <text:p>1562628644,31108</text:p>
          </table:table-cell>
          <table:table-cell office:value-type="float" office:value="1562628648.76042" calcext:value-type="float">
            <text:p>1562628648,76042</text:p>
          </table:table-cell>
          <table:table-cell table:formula="of:=[.F33]-[.E33]" office:value-type="float" office:value="4.44934010505676" calcext:value-type="float">
            <text:p>4,44934010505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8648.76556" calcext:value-type="float">
            <text:p>1562628648,76556</text:p>
          </table:table-cell>
          <table:table-cell office:value-type="float" office:value="1562628653.19349" calcext:value-type="float">
            <text:p>1562628653,19349</text:p>
          </table:table-cell>
          <table:table-cell table:formula="of:=[.F34]-[.E34]" office:value-type="float" office:value="4.42793011665344" calcext:value-type="float">
            <text:p>4,42793011665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8603.32882" calcext:value-type="float">
            <text:p>1562628603,32882</text:p>
          </table:table-cell>
          <table:table-cell office:value-type="float" office:value="1562628605.7376" calcext:value-type="float">
            <text:p>1562628605,7376</text:p>
          </table:table-cell>
          <table:table-cell table:formula="of:=[.F35]-[.E35]" office:value-type="float" office:value="2.40878009796143" calcext:value-type="float">
            <text:p>2,40878009796143</text:p>
          </table:table-cell>
          <table:table-cell table:formula="of:=AVERAGE([.G35:.G37])" office:value-type="float" office:value="2.41794006029765" calcext:value-type="float">
            <text:p>2,41794006029765</text:p>
          </table:table-cell>
          <table:table-cell table:formula="of:=[.$H$2]/[.H35]" office:value-type="float" office:value="13.5110752185221" calcext:value-type="float">
            <text:p>13,5110752185221</text:p>
          </table:table-cell>
          <table:table-cell table:formula="of:=[.I35]/[.C35]" office:value-type="float" office:value="0.844442201157631" calcext:value-type="float">
            <text:p>0,844442201157631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8605.74245" calcext:value-type="float">
            <text:p>1562628605,74245</text:p>
          </table:table-cell>
          <table:table-cell office:value-type="float" office:value="1562628608.1479" calcext:value-type="float">
            <text:p>1562628608,1479</text:p>
          </table:table-cell>
          <table:table-cell table:formula="of:=[.F36]-[.E36]" office:value-type="float" office:value="2.40545010566711" calcext:value-type="float">
            <text:p>2,40545010566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8608.15332" calcext:value-type="float">
            <text:p>1562628608,15332</text:p>
          </table:table-cell>
          <table:table-cell office:value-type="float" office:value="1562628610.59291" calcext:value-type="float">
            <text:p>1562628610,59291</text:p>
          </table:table-cell>
          <table:table-cell table:formula="of:=[.F37]-[.E37]" office:value-type="float" office:value="2.4395899772644" calcext:value-type="float">
            <text:p>2,4395899772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8579.31582" calcext:value-type="float">
            <text:p>1562628579,31582</text:p>
          </table:table-cell>
          <table:table-cell office:value-type="float" office:value="1562628580.98597" calcext:value-type="float">
            <text:p>1562628580,98597</text:p>
          </table:table-cell>
          <table:table-cell table:formula="of:=[.F38]-[.E38]" office:value-type="float" office:value="1.6701500415802" calcext:value-type="float">
            <text:p>1,6701500415802</text:p>
          </table:table-cell>
          <table:table-cell table:formula="of:=AVERAGE([.G38:.G40])" office:value-type="float" office:value="1.68014001846313" calcext:value-type="float">
            <text:p>1,68014001846313</text:p>
          </table:table-cell>
          <table:table-cell table:formula="of:=[.$H$2]/[.H38]" office:value-type="float" office:value="19.4441949299217" calcext:value-type="float">
            <text:p>19,4441949299217</text:p>
          </table:table-cell>
          <table:table-cell table:formula="of:=[.I38]/[.C38]" office:value-type="float" office:value="0.810174788746736" calcext:value-type="float">
            <text:p>0,810174788746736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8580.99061" calcext:value-type="float">
            <text:p>1562628580,99061</text:p>
          </table:table-cell>
          <table:table-cell office:value-type="float" office:value="1562628582.69555" calcext:value-type="float">
            <text:p>1562628582,69555</text:p>
          </table:table-cell>
          <table:table-cell table:formula="of:=[.F39]-[.E39]" office:value-type="float" office:value="1.7049400806427" calcext:value-type="float">
            <text:p>1,7049400806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8582.70122" calcext:value-type="float">
            <text:p>1562628582,70122</text:p>
          </table:table-cell>
          <table:table-cell office:value-type="float" office:value="1562628584.36655" calcext:value-type="float">
            <text:p>1562628584,36655</text:p>
          </table:table-cell>
          <table:table-cell table:formula="of:=[.F40]-[.E40]" office:value-type="float" office:value="1.6653299331665" calcext:value-type="float">
            <text:p>1,665329933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8557.43533" calcext:value-type="float">
            <text:p>1562628557,43533</text:p>
          </table:table-cell>
          <table:table-cell office:value-type="float" office:value="1562628558.81853" calcext:value-type="float">
            <text:p>1562628558,81853</text:p>
          </table:table-cell>
          <table:table-cell table:formula="of:=[.F41]-[.E41]" office:value-type="float" office:value="1.38320016860962" calcext:value-type="float">
            <text:p>1,38320016860962</text:p>
          </table:table-cell>
          <table:table-cell table:formula="of:=AVERAGE([.G41:.G43])" office:value-type="float" office:value="2.33791669209798" calcext:value-type="float">
            <text:p>2,33791669209798</text:p>
          </table:table-cell>
          <table:table-cell table:formula="of:=[.$H$2]/[.H41]" office:value-type="float" office:value="13.9735389798013" calcext:value-type="float">
            <text:p>13,9735389798013</text:p>
          </table:table-cell>
          <table:table-cell table:formula="of:=[.I41]/[.C41]" office:value-type="float" office:value="0.436673093118792" calcext:value-type="float">
            <text:p>0,43667309311879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8558.82338" calcext:value-type="float">
            <text:p>1562628558,82338</text:p>
          </table:table-cell>
          <table:table-cell office:value-type="float" office:value="1562628560.17286" calcext:value-type="float">
            <text:p>1562628560,17286</text:p>
          </table:table-cell>
          <table:table-cell table:formula="of:=[.F42]-[.E42]" office:value-type="float" office:value="1.34947991371155" calcext:value-type="float">
            <text:p>1,34947991371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8560.17852" calcext:value-type="float">
            <text:p>1562628560,17852</text:p>
          </table:table-cell>
          <table:table-cell office:value-type="float" office:value="1562628564.45959" calcext:value-type="float">
            <text:p>1562628564,45959</text:p>
          </table:table-cell>
          <table:table-cell table:formula="of:=[.F43]-[.E43]" office:value-type="float" office:value="4.28106999397278" calcext:value-type="float">
            <text:p>4,28106999397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8538.91211" calcext:value-type="float">
            <text:p>1562628538,91211</text:p>
          </table:table-cell>
          <table:table-cell office:value-type="float" office:value="1562628540.26234" calcext:value-type="float">
            <text:p>1562628540,26234</text:p>
          </table:table-cell>
          <table:table-cell table:formula="of:=[.F44]-[.E44]" office:value-type="float" office:value="1.3502299785614" calcext:value-type="float">
            <text:p>1,3502299785614</text:p>
          </table:table-cell>
          <table:table-cell table:formula="of:=AVERAGE([.G44:.G46])" office:value-type="float" office:value="1.34305000305176" calcext:value-type="float">
            <text:p>1,34305000305176</text:p>
          </table:table-cell>
          <table:table-cell table:formula="of:=[.$H$2]/[.H44]" office:value-type="float" office:value="24.324462942055" calcext:value-type="float">
            <text:p>24,324462942055</text:p>
          </table:table-cell>
          <table:table-cell table:formula="of:=[.I44]/[.C44]" office:value-type="float" office:value="0.675679526168195" calcext:value-type="float">
            <text:p>0,675679526168195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8540.26893" calcext:value-type="float">
            <text:p>1562628540,26893</text:p>
          </table:table-cell>
          <table:table-cell office:value-type="float" office:value="1562628541.58994" calcext:value-type="float">
            <text:p>1562628541,58994</text:p>
          </table:table-cell>
          <table:table-cell table:formula="of:=[.F45]-[.E45]" office:value-type="float" office:value="1.32101011276245" calcext:value-type="float">
            <text:p>1,32101011276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8541.5971" calcext:value-type="float">
            <text:p>1562628541,5971</text:p>
          </table:table-cell>
          <table:table-cell office:value-type="float" office:value="1562628542.95501" calcext:value-type="float">
            <text:p>1562628542,95501</text:p>
          </table:table-cell>
          <table:table-cell table:formula="of:=[.F46]-[.E46]" office:value-type="float" office:value="1.35790991783142" calcext:value-type="float">
            <text:p>1,35790991783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28884.91658" calcext:value-type="float">
            <text:p>1562628884,91658</text:p>
          </table:table-cell>
          <table:table-cell office:value-type="float" office:value="1562628901.61728" calcext:value-type="float">
            <text:p>1562628901,61728</text:p>
          </table:table-cell>
          <table:table-cell table:formula="of:=[.F47]-[.E47]" office:value-type="float" office:value="16.700700044632" calcext:value-type="float">
            <text:p>16,700700044632</text:p>
          </table:table-cell>
          <table:table-cell table:formula="of:=AVERAGE([.G47:.G49])" office:value-type="float" office:value="16.5863366921743" calcext:value-type="float">
            <text:p>16,5863366921743</text:p>
          </table:table-cell>
          <table:table-cell table:formula="of:=[.$H$2]/[.H47]" office:value-type="float" office:value="1.96963142825704" calcext:value-type="float">
            <text:p>1,96963142825704</text:p>
          </table:table-cell>
          <table:table-cell table:formula="of:=[.I47]/[.C47]" office:value-type="float" office:value="0.98481571412852" calcext:value-type="float">
            <text:p>0,9848157141285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28901.6246" calcext:value-type="float">
            <text:p>1562628901,6246</text:p>
          </table:table-cell>
          <table:table-cell office:value-type="float" office:value="1562628918.14809" calcext:value-type="float">
            <text:p>1562628918,14809</text:p>
          </table:table-cell>
          <table:table-cell table:formula="of:=[.F48]-[.E48]" office:value-type="float" office:value="16.5234899520874" calcext:value-type="float">
            <text:p>16,5234899520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28918.15425" calcext:value-type="float">
            <text:p>1562628918,15425</text:p>
          </table:table-cell>
          <table:table-cell office:value-type="float" office:value="1562628934.68907" calcext:value-type="float">
            <text:p>1562628934,68907</text:p>
          </table:table-cell>
          <table:table-cell table:formula="of:=[.F49]-[.E49]" office:value-type="float" office:value="16.5348200798035" calcext:value-type="float">
            <text:p>16,5348200798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28733.06352" calcext:value-type="float">
            <text:p>1562628733,06352</text:p>
          </table:table-cell>
          <table:table-cell office:value-type="float" office:value="1562628741.7559" calcext:value-type="float">
            <text:p>1562628741,7559</text:p>
          </table:table-cell>
          <table:table-cell table:formula="of:=[.F50]-[.E50]" office:value-type="float" office:value="8.69237995147705" calcext:value-type="float">
            <text:p>8,69237995147705</text:p>
          </table:table-cell>
          <table:table-cell table:formula="of:=AVERAGE([.G50:.G52])" office:value-type="float" office:value="8.62499666213989" calcext:value-type="float">
            <text:p>8,62499666213989</text:p>
          </table:table-cell>
          <table:table-cell table:formula="of:=[.$H$2]/[.H50]" office:value-type="float" office:value="3.78770813581441" calcext:value-type="float">
            <text:p>3,78770813581441</text:p>
          </table:table-cell>
          <table:table-cell table:formula="of:=[.I50]/[.C50]" office:value-type="float" office:value="0.946927033953601" calcext:value-type="float">
            <text:p>0,946927033953601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28741.76071" calcext:value-type="float">
            <text:p>1562628741,76071</text:p>
          </table:table-cell>
          <table:table-cell office:value-type="float" office:value="1562628750.33164" calcext:value-type="float">
            <text:p>1562628750,33164</text:p>
          </table:table-cell>
          <table:table-cell table:formula="of:=[.F51]-[.E51]" office:value-type="float" office:value="8.57093000411987" calcext:value-type="float">
            <text:p>8,5709300041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28750.33696" calcext:value-type="float">
            <text:p>1562628750,33696</text:p>
          </table:table-cell>
          <table:table-cell office:value-type="float" office:value="1562628758.94864" calcext:value-type="float">
            <text:p>1562628758,94864</text:p>
          </table:table-cell>
          <table:table-cell table:formula="of:=[.F52]-[.E52]" office:value-type="float" office:value="8.61168003082275" calcext:value-type="float">
            <text:p>8,61168003082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8653.20296" calcext:value-type="float">
            <text:p>1562628653,20296</text:p>
          </table:table-cell>
          <table:table-cell office:value-type="float" office:value="1562628657.92775" calcext:value-type="float">
            <text:p>1562628657,92775</text:p>
          </table:table-cell>
          <table:table-cell table:formula="of:=[.F53]-[.E53]" office:value-type="float" office:value="4.72479009628296" calcext:value-type="float">
            <text:p>4,72479009628296</text:p>
          </table:table-cell>
          <table:table-cell table:formula="of:=AVERAGE([.G53:.G55])" office:value-type="float" office:value="4.66109331448873" calcext:value-type="float">
            <text:p>4,66109331448873</text:p>
          </table:table-cell>
          <table:table-cell table:formula="of:=[.$H$2]/[.H53]" office:value-type="float" office:value="7.00886419222929" calcext:value-type="float">
            <text:p>7,00886419222929</text:p>
          </table:table-cell>
          <table:table-cell table:formula="of:=[.I53]/[.C53]" office:value-type="float" office:value="0.876108024028661" calcext:value-type="float">
            <text:p>0,876108024028661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8657.93359" calcext:value-type="float">
            <text:p>1562628657,93359</text:p>
          </table:table-cell>
          <table:table-cell office:value-type="float" office:value="1562628662.58649" calcext:value-type="float">
            <text:p>1562628662,58649</text:p>
          </table:table-cell>
          <table:table-cell table:formula="of:=[.F54]-[.E54]" office:value-type="float" office:value="4.65289998054504" calcext:value-type="float">
            <text:p>4,65289998054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8662.59082" calcext:value-type="float">
            <text:p>1562628662,59082</text:p>
          </table:table-cell>
          <table:table-cell office:value-type="float" office:value="1562628667.19641" calcext:value-type="float">
            <text:p>1562628667,19641</text:p>
          </table:table-cell>
          <table:table-cell table:formula="of:=[.F55]-[.E55]" office:value-type="float" office:value="4.60558986663818" calcext:value-type="float">
            <text:p>4,60558986663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8610.70216" calcext:value-type="float">
            <text:p>1562628610,70216</text:p>
          </table:table-cell>
          <table:table-cell office:value-type="float" office:value="1562628613.26855" calcext:value-type="float">
            <text:p>1562628613,26855</text:p>
          </table:table-cell>
          <table:table-cell table:formula="of:=[.F56]-[.E56]" office:value-type="float" office:value="2.56639003753662" calcext:value-type="float">
            <text:p>2,56639003753662</text:p>
          </table:table-cell>
          <table:table-cell table:formula="of:=AVERAGE([.G56:.G58])" office:value-type="float" office:value="2.56536324818929" calcext:value-type="float">
            <text:p>2,56536324818929</text:p>
          </table:table-cell>
          <table:table-cell table:formula="of:=[.$H$2]/[.H56]" office:value-type="float" office:value="12.7346371129383" calcext:value-type="float">
            <text:p>12,7346371129383</text:p>
          </table:table-cell>
          <table:table-cell table:formula="of:=[.I56]/[.C56]" office:value-type="float" office:value="0.795914819558646" calcext:value-type="float">
            <text:p>0,795914819558646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8613.27688" calcext:value-type="float">
            <text:p>1562628613,27688</text:p>
          </table:table-cell>
          <table:table-cell office:value-type="float" office:value="1562628615.79433" calcext:value-type="float">
            <text:p>1562628615,79433</text:p>
          </table:table-cell>
          <table:table-cell table:formula="of:=[.F57]-[.E57]" office:value-type="float" office:value="2.51744985580444" calcext:value-type="float">
            <text:p>2,51744985580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8615.80096" calcext:value-type="float">
            <text:p>1562628615,80096</text:p>
          </table:table-cell>
          <table:table-cell office:value-type="float" office:value="1562628618.41321" calcext:value-type="float">
            <text:p>1562628618,41321</text:p>
          </table:table-cell>
          <table:table-cell table:formula="of:=[.F58]-[.E58]" office:value-type="float" office:value="2.61224985122681" calcext:value-type="float">
            <text:p>2,61224985122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8584.37269" calcext:value-type="float">
            <text:p>1562628584,37269</text:p>
          </table:table-cell>
          <table:table-cell office:value-type="float" office:value="1562628586.21362" calcext:value-type="float">
            <text:p>1562628586,21362</text:p>
          </table:table-cell>
          <table:table-cell table:formula="of:=[.F59]-[.E59]" office:value-type="float" office:value="1.84092998504639" calcext:value-type="float">
            <text:p>1,84092998504639</text:p>
          </table:table-cell>
          <table:table-cell table:formula="of:=AVERAGE([.G59:.G61])" office:value-type="float" office:value="1.95631670951843" calcext:value-type="float">
            <text:p>1,95631670951843</text:p>
          </table:table-cell>
          <table:table-cell table:formula="of:=[.$H$2]/[.H59]" office:value-type="float" office:value="16.6992235304278" calcext:value-type="float">
            <text:p>16,6992235304278</text:p>
          </table:table-cell>
          <table:table-cell table:formula="of:=[.I59]/[.C59]" office:value-type="float" office:value="0.695800980434493" calcext:value-type="float">
            <text:p>0,695800980434493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8586.21906" calcext:value-type="float">
            <text:p>1562628586,21906</text:p>
          </table:table-cell>
          <table:table-cell office:value-type="float" office:value="1562628588.29941" calcext:value-type="float">
            <text:p>1562628588,29941</text:p>
          </table:table-cell>
          <table:table-cell table:formula="of:=[.F60]-[.E60]" office:value-type="float" office:value="2.08035016059875" calcext:value-type="float">
            <text:p>2,08035016059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8588.30521" calcext:value-type="float">
            <text:p>1562628588,30521</text:p>
          </table:table-cell>
          <table:table-cell office:value-type="float" office:value="1562628590.25288" calcext:value-type="float">
            <text:p>1562628590,25288</text:p>
          </table:table-cell>
          <table:table-cell table:formula="of:=[.F61]-[.E61]" office:value-type="float" office:value="1.94766998291016" calcext:value-type="float">
            <text:p>1,9476699829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8564.46785" calcext:value-type="float">
            <text:p>1562628564,46785</text:p>
          </table:table-cell>
          <table:table-cell office:value-type="float" office:value="1562628565.96949" calcext:value-type="float">
            <text:p>1562628565,96949</text:p>
          </table:table-cell>
          <table:table-cell table:formula="of:=[.F62]-[.E62]" office:value-type="float" office:value="1.50164008140564" calcext:value-type="float">
            <text:p>1,50164008140564</text:p>
          </table:table-cell>
          <table:table-cell table:formula="of:=AVERAGE([.G62:.G64])" office:value-type="float" office:value="1.55899000167847" calcext:value-type="float">
            <text:p>1,55899000167847</text:p>
          </table:table-cell>
          <table:table-cell table:formula="of:=[.$H$2]/[.H62]" office:value-type="float" office:value="20.9552145898221" calcext:value-type="float">
            <text:p>20,9552145898221</text:p>
          </table:table-cell>
          <table:table-cell table:formula="of:=[.I62]/[.C62]" office:value-type="float" office:value="0.65485045593194" calcext:value-type="float">
            <text:p>0,65485045593194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8565.98098" calcext:value-type="float">
            <text:p>1562628565,98098</text:p>
          </table:table-cell>
          <table:table-cell office:value-type="float" office:value="1562628567.56137" calcext:value-type="float">
            <text:p>1562628567,56137</text:p>
          </table:table-cell>
          <table:table-cell table:formula="of:=[.F63]-[.E63]" office:value-type="float" office:value="1.58038997650146" calcext:value-type="float">
            <text:p>1,58038997650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8567.56812" calcext:value-type="float">
            <text:p>1562628567,56812</text:p>
          </table:table-cell>
          <table:table-cell office:value-type="float" office:value="1562628569.16306" calcext:value-type="float">
            <text:p>1562628569,16306</text:p>
          </table:table-cell>
          <table:table-cell table:formula="of:=[.F64]-[.E64]" office:value-type="float" office:value="1.5949399471283" calcext:value-type="float">
            <text:p>1,59493994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8542.96248" calcext:value-type="float">
            <text:p>1562628542,96248</text:p>
          </table:table-cell>
          <table:table-cell office:value-type="float" office:value="1562628544.62543" calcext:value-type="float">
            <text:p>1562628544,62543</text:p>
          </table:table-cell>
          <table:table-cell table:formula="of:=[.F65]-[.E65]" office:value-type="float" office:value="1.66295003890991" calcext:value-type="float">
            <text:p>1,66295003890991</text:p>
          </table:table-cell>
          <table:table-cell table:formula="of:=AVERAGE([.G65:.G67])" office:value-type="float" office:value="1.67786002159119" calcext:value-type="float">
            <text:p>1,67786002159119</text:p>
          </table:table-cell>
          <table:table-cell table:formula="of:=[.$H$2]/[.H65]" office:value-type="float" office:value="19.4706171004527" calcext:value-type="float">
            <text:p>19,4706171004527</text:p>
          </table:table-cell>
          <table:table-cell table:formula="of:=[.I65]/[.C65]" office:value-type="float" office:value="0.540850475012576" calcext:value-type="float">
            <text:p>0,540850475012576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8544.63072" calcext:value-type="float">
            <text:p>1562628544,63072</text:p>
          </table:table-cell>
          <table:table-cell office:value-type="float" office:value="1562628546.27976" calcext:value-type="float">
            <text:p>1562628546,27976</text:p>
          </table:table-cell>
          <table:table-cell table:formula="of:=[.F66]-[.E66]" office:value-type="float" office:value="1.64903998374939" calcext:value-type="float">
            <text:p>1,64903998374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8546.28796" calcext:value-type="float">
            <text:p>1562628546,28796</text:p>
          </table:table-cell>
          <table:table-cell office:value-type="float" office:value="1562628548.00955" calcext:value-type="float">
            <text:p>1562628548,00955</text:p>
          </table:table-cell>
          <table:table-cell table:formula="of:=[.F67]-[.E67]" office:value-type="float" office:value="1.72159004211426" calcext:value-type="float">
            <text:p>1,72159004211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28934.69721" calcext:value-type="float">
            <text:p>1562628934,69721</text:p>
          </table:table-cell>
          <table:table-cell office:value-type="float" office:value="1562628951.48702" calcext:value-type="float">
            <text:p>1562628951,48702</text:p>
          </table:table-cell>
          <table:table-cell table:formula="of:=[.F68]-[.E68]" office:value-type="float" office:value="16.7898099422455" calcext:value-type="float">
            <text:p>16,7898099422455</text:p>
          </table:table-cell>
          <table:table-cell table:formula="of:=AVERAGE([.G68:.G70])" office:value-type="float" office:value="16.7297333876292" calcext:value-type="float">
            <text:p>16,7297333876292</text:p>
          </table:table-cell>
          <table:table-cell table:formula="of:=[.$H$2]/[.H68]" office:value-type="float" office:value="1.95274899316187" calcext:value-type="float">
            <text:p>1,95274899316187</text:p>
          </table:table-cell>
          <table:table-cell table:formula="of:=[.I68]/[.C68]" office:value-type="float" office:value="0.976374496580933" calcext:value-type="float">
            <text:p>0,976374496580933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28951.49254" calcext:value-type="float">
            <text:p>1562628951,49254</text:p>
          </table:table-cell>
          <table:table-cell office:value-type="float" office:value="1562628968.22373" calcext:value-type="float">
            <text:p>1562628968,22373</text:p>
          </table:table-cell>
          <table:table-cell table:formula="of:=[.F69]-[.E69]" office:value-type="float" office:value="16.7311902046204" calcext:value-type="float">
            <text:p>16,7311902046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28968.22938" calcext:value-type="float">
            <text:p>1562628968,22938</text:p>
          </table:table-cell>
          <table:table-cell office:value-type="float" office:value="1562628984.89758" calcext:value-type="float">
            <text:p>1562628984,89758</text:p>
          </table:table-cell>
          <table:table-cell table:formula="of:=[.F70]-[.E70]" office:value-type="float" office:value="16.6682000160217" calcext:value-type="float">
            <text:p>16,6682000160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28758.95448" calcext:value-type="float">
            <text:p>1562628758,95448</text:p>
          </table:table-cell>
          <table:table-cell office:value-type="float" office:value="1562628767.6604" calcext:value-type="float">
            <text:p>1562628767,6604</text:p>
          </table:table-cell>
          <table:table-cell table:formula="of:=[.F71]-[.E71]" office:value-type="float" office:value="8.70591998100281" calcext:value-type="float">
            <text:p>8,70591998100281</text:p>
          </table:table-cell>
          <table:table-cell table:formula="of:=AVERAGE([.G71:.G73])" office:value-type="float" office:value="8.67574000358582" calcext:value-type="float">
            <text:p>8,67574000358582</text:p>
          </table:table-cell>
          <table:table-cell table:formula="of:=[.$H$2]/[.H71]" office:value-type="float" office:value="3.76555429451053" calcext:value-type="float">
            <text:p>3,76555429451053</text:p>
          </table:table-cell>
          <table:table-cell table:formula="of:=[.I71]/[.C71]" office:value-type="float" office:value="0.941388573627632" calcext:value-type="float">
            <text:p>0,941388573627632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28767.66591" calcext:value-type="float">
            <text:p>1562628767,66591</text:p>
          </table:table-cell>
          <table:table-cell office:value-type="float" office:value="1562628776.49157" calcext:value-type="float">
            <text:p>1562628776,49157</text:p>
          </table:table-cell>
          <table:table-cell table:formula="of:=[.F72]-[.E72]" office:value-type="float" office:value="8.82565999031067" calcext:value-type="float">
            <text:p>8,8256599903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28776.49605" calcext:value-type="float">
            <text:p>1562628776,49605</text:p>
          </table:table-cell>
          <table:table-cell office:value-type="float" office:value="1562628784.99169" calcext:value-type="float">
            <text:p>1562628784,99169</text:p>
          </table:table-cell>
          <table:table-cell table:formula="of:=[.F73]-[.E73]" office:value-type="float" office:value="8.49564003944397" calcext:value-type="float">
            <text:p>8,4956400394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8667.20436" calcext:value-type="float">
            <text:p>1562628667,20436</text:p>
          </table:table-cell>
          <table:table-cell office:value-type="float" office:value="1562628672.03928" calcext:value-type="float">
            <text:p>1562628672,03928</text:p>
          </table:table-cell>
          <table:table-cell table:formula="of:=[.F74]-[.E74]" office:value-type="float" office:value="4.83491992950439" calcext:value-type="float">
            <text:p>4,83491992950439</text:p>
          </table:table-cell>
          <table:table-cell table:formula="of:=AVERAGE([.G74:.G76])" office:value-type="float" office:value="4.7166899840037" calcext:value-type="float">
            <text:p>4,7166899840037</text:p>
          </table:table-cell>
          <table:table-cell table:formula="of:=[.$H$2]/[.H74]" office:value-type="float" office:value="6.926249157641" calcext:value-type="float">
            <text:p>6,926249157641</text:p>
          </table:table-cell>
          <table:table-cell table:formula="of:=[.I74]/[.C74]" office:value-type="float" office:value="0.865781144705124" calcext:value-type="float">
            <text:p>0,865781144705124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8672.0448" calcext:value-type="float">
            <text:p>1562628672,0448</text:p>
          </table:table-cell>
          <table:table-cell office:value-type="float" office:value="1562628676.72566" calcext:value-type="float">
            <text:p>1562628676,72566</text:p>
          </table:table-cell>
          <table:table-cell table:formula="of:=[.F75]-[.E75]" office:value-type="float" office:value="4.68086004257202" calcext:value-type="float">
            <text:p>4,6808600425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8676.7328" calcext:value-type="float">
            <text:p>1562628676,7328</text:p>
          </table:table-cell>
          <table:table-cell office:value-type="float" office:value="1562628681.36709" calcext:value-type="float">
            <text:p>1562628681,36709</text:p>
          </table:table-cell>
          <table:table-cell table:formula="of:=[.F76]-[.E76]" office:value-type="float" office:value="4.63428997993469" calcext:value-type="float">
            <text:p>4,63428997993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8618.42159" calcext:value-type="float">
            <text:p>1562628618,42159</text:p>
          </table:table-cell>
          <table:table-cell office:value-type="float" office:value="1562628620.957" calcext:value-type="float">
            <text:p>1562628620,957</text:p>
          </table:table-cell>
          <table:table-cell table:formula="of:=[.F77]-[.E77]" office:value-type="float" office:value="2.53540992736816" calcext:value-type="float">
            <text:p>2,53540992736816</text:p>
          </table:table-cell>
          <table:table-cell table:formula="of:=AVERAGE([.G77:.G79])" office:value-type="float" office:value="2.62305331230164" calcext:value-type="float">
            <text:p>2,62305331230164</text:p>
          </table:table-cell>
          <table:table-cell table:formula="of:=[.$H$2]/[.H77]" office:value-type="float" office:value="12.4545581576051" calcext:value-type="float">
            <text:p>12,4545581576051</text:p>
          </table:table-cell>
          <table:table-cell table:formula="of:=[.I77]/[.C77]" office:value-type="float" office:value="0.778409884850318" calcext:value-type="float">
            <text:p>0,778409884850318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8620.96302" calcext:value-type="float">
            <text:p>1562628620,96302</text:p>
          </table:table-cell>
          <table:table-cell office:value-type="float" office:value="1562628623.7601" calcext:value-type="float">
            <text:p>1562628623,7601</text:p>
          </table:table-cell>
          <table:table-cell table:formula="of:=[.F78]-[.E78]" office:value-type="float" office:value="2.79707980155945" calcext:value-type="float">
            <text:p>2,79707980155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8623.76572" calcext:value-type="float">
            <text:p>1562628623,76572</text:p>
          </table:table-cell>
          <table:table-cell office:value-type="float" office:value="1562628626.30239" calcext:value-type="float">
            <text:p>1562628626,30239</text:p>
          </table:table-cell>
          <table:table-cell table:formula="of:=[.F79]-[.E79]" office:value-type="float" office:value="2.53667020797729" calcext:value-type="float">
            <text:p>2,53667020797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8590.2588" calcext:value-type="float">
            <text:p>1562628590,2588</text:p>
          </table:table-cell>
          <table:table-cell office:value-type="float" office:value="1562628592.14006" calcext:value-type="float">
            <text:p>1562628592,14006</text:p>
          </table:table-cell>
          <table:table-cell table:formula="of:=[.F80]-[.E80]" office:value-type="float" office:value="1.88125991821289" calcext:value-type="float">
            <text:p>1,88125991821289</text:p>
          </table:table-cell>
          <table:table-cell table:formula="of:=AVERAGE([.G80:.G82])" office:value-type="float" office:value="1.94785332679749" calcext:value-type="float">
            <text:p>1,94785332679749</text:p>
          </table:table-cell>
          <table:table-cell table:formula="of:=[.$H$2]/[.H80]" office:value-type="float" office:value="16.7717813138791" calcext:value-type="float">
            <text:p>16,7717813138791</text:p>
          </table:table-cell>
          <table:table-cell table:formula="of:=[.I80]/[.C80]" office:value-type="float" office:value="0.698824221411631" calcext:value-type="float">
            <text:p>0,698824221411631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8592.14903" calcext:value-type="float">
            <text:p>1562628592,14903</text:p>
          </table:table-cell>
          <table:table-cell office:value-type="float" office:value="1562628594.22262" calcext:value-type="float">
            <text:p>1562628594,22262</text:p>
          </table:table-cell>
          <table:table-cell table:formula="of:=[.F81]-[.E81]" office:value-type="float" office:value="2.07359004020691" calcext:value-type="float">
            <text:p>2,07359004020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8594.22951" calcext:value-type="float">
            <text:p>1562628594,22951</text:p>
          </table:table-cell>
          <table:table-cell office:value-type="float" office:value="1562628596.11822" calcext:value-type="float">
            <text:p>1562628596,11822</text:p>
          </table:table-cell>
          <table:table-cell table:formula="of:=[.F82]-[.E82]" office:value-type="float" office:value="1.88871002197266" calcext:value-type="float">
            <text:p>1,88871002197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8569.1709" calcext:value-type="float">
            <text:p>1562628569,1709</text:p>
          </table:table-cell>
          <table:table-cell office:value-type="float" office:value="1562628570.91344" calcext:value-type="float">
            <text:p>1562628570,91344</text:p>
          </table:table-cell>
          <table:table-cell table:formula="of:=[.F83]-[.E83]" office:value-type="float" office:value="1.74253988265991" calcext:value-type="float">
            <text:p>1,74253988265991</text:p>
          </table:table-cell>
          <table:table-cell table:formula="of:=AVERAGE([.G83:.G85])" office:value-type="float" office:value="1.73241996765137" calcext:value-type="float">
            <text:p>1,73241996765137</text:p>
          </table:table-cell>
          <table:table-cell table:formula="of:=[.$H$2]/[.H83]" office:value-type="float" office:value="18.8574194702042" calcext:value-type="float">
            <text:p>18,8574194702042</text:p>
          </table:table-cell>
          <table:table-cell table:formula="of:=[.I83]/[.C83]" office:value-type="float" office:value="0.58929435844388" calcext:value-type="float">
            <text:p>0,58929435844388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8570.91966" calcext:value-type="float">
            <text:p>1562628570,91966</text:p>
          </table:table-cell>
          <table:table-cell office:value-type="float" office:value="1562628572.61488" calcext:value-type="float">
            <text:p>1562628572,61488</text:p>
          </table:table-cell>
          <table:table-cell table:formula="of:=[.F84]-[.E84]" office:value-type="float" office:value="1.69521999359131" calcext:value-type="float">
            <text:p>1,69521999359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8572.62056" calcext:value-type="float">
            <text:p>1562628572,62056</text:p>
          </table:table-cell>
          <table:table-cell office:value-type="float" office:value="1562628574.38006" calcext:value-type="float">
            <text:p>1562628574,38006</text:p>
          </table:table-cell>
          <table:table-cell table:formula="of:=[.F85]-[.E85]" office:value-type="float" office:value="1.75950002670288" calcext:value-type="float">
            <text:p>1,75950002670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8548.11847" calcext:value-type="float">
            <text:p>1562628548,11847</text:p>
          </table:table-cell>
          <table:table-cell office:value-type="float" office:value="1562628549.82163" calcext:value-type="float">
            <text:p>1562628549,82163</text:p>
          </table:table-cell>
          <table:table-cell table:formula="of:=[.F86]-[.E86]" office:value-type="float" office:value="1.70316004753113" calcext:value-type="float">
            <text:p>1,70316004753113</text:p>
          </table:table-cell>
          <table:table-cell table:formula="of:=AVERAGE([.G86:.G88])" office:value-type="float" office:value="1.70803340276082" calcext:value-type="float">
            <text:p>1,70803340276082</text:p>
          </table:table-cell>
          <table:table-cell table:formula="of:=[.$H$2]/[.H86]" office:value-type="float" office:value="19.1266575792687" calcext:value-type="float">
            <text:p>19,1266575792687</text:p>
          </table:table-cell>
          <table:table-cell table:formula="of:=[.I86]/[.C86]" office:value-type="float" office:value="0.531296043868574" calcext:value-type="float">
            <text:p>0,531296043868574</text:p>
          </table:table-cell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8549.82989" calcext:value-type="float">
            <text:p>1562628549,82989</text:p>
          </table:table-cell>
          <table:table-cell office:value-type="float" office:value="1562628551.52952" calcext:value-type="float">
            <text:p>1562628551,52952</text:p>
          </table:table-cell>
          <table:table-cell table:formula="of:=[.F87]-[.E87]" office:value-type="float" office:value="1.69963002204895" calcext:value-type="float">
            <text:p>1,69963002204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1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8551.53539" calcext:value-type="float">
            <text:p>1562628551,53539</text:p>
          </table:table-cell>
          <table:table-cell office:value-type="float" office:value="1562628553.2567" calcext:value-type="float">
            <text:p>1562628553,2567</text:p>
          </table:table-cell>
          <table:table-cell table:formula="of:=[.F88]-[.E88]" office:value-type="float" office:value="1.72131013870239" calcext:value-type="float">
            <text:p>1,7213101387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2637786.50744" calcext:value-type="float">
            <text:p>1562637786,50744</text:p>
          </table:table-cell>
          <table:table-cell office:value-type="float" office:value="1562637916.03987" calcext:value-type="float">
            <text:p>1562637916,03987</text:p>
          </table:table-cell>
          <table:table-cell table:formula="of:=[.F89]-[.E89]" office:value-type="float" office:value="129.532429933548" calcext:value-type="float">
            <text:p>129,532429933548</text:p>
          </table:table-cell>
          <table:table-cell table:formula="of:=AVERAGE([.G89:.G91])" office:value-type="float" office:value="132.438973267873" calcext:value-type="float">
            <text:p>132,438973267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637916.04455" calcext:value-type="float">
            <text:p>1562637916,04455</text:p>
          </table:table-cell>
          <table:table-cell office:value-type="float" office:value="1562638054.02179" calcext:value-type="float">
            <text:p>1562638054,02179</text:p>
          </table:table-cell>
          <table:table-cell table:formula="of:=[.F90]-[.E90]" office:value-type="float" office:value="137.977240085602" calcext:value-type="float">
            <text:p>137,977240085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62638054.02747" calcext:value-type="float">
            <text:p>1562638054,02747</text:p>
          </table:table-cell>
          <table:table-cell office:value-type="float" office:value="1562638183.83472" calcext:value-type="float">
            <text:p>1562638183,83472</text:p>
          </table:table-cell>
          <table:table-cell table:formula="of:=[.F91]-[.E91]" office:value-type="float" office:value="129.80724978447" calcext:value-type="float">
            <text:p>129,8072497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0334.5692" calcext:value-type="float">
            <text:p>1562630334,5692</text:p>
          </table:table-cell>
          <table:table-cell office:value-type="float" office:value="1562630400.39436" calcext:value-type="float">
            <text:p>1562630400,39436</text:p>
          </table:table-cell>
          <table:table-cell table:formula="of:=[.F92]-[.E92]" office:value-type="float" office:value="65.8251600265503" calcext:value-type="float">
            <text:p>65,8251600265503</text:p>
          </table:table-cell>
          <table:table-cell table:formula="of:=AVERAGE([.G92:.G94])" office:value-type="float" office:value="65.6893099943797" calcext:value-type="float">
            <text:p>65,6893099943797</text:p>
          </table:table-cell>
          <table:table-cell table:formula="of:=[.$H$89]/[.H92]" office:value-type="float" office:value="2.01614194576263" calcext:value-type="float">
            <text:p>2,01614194576263</text:p>
          </table:table-cell>
          <table:table-cell table:formula="of:=[.I92]/[.C92]" office:value-type="float" office:value="1.00807097288131" calcext:value-type="float">
            <text:p>1,0080709728813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0400.40113" calcext:value-type="float">
            <text:p>1562630400,40113</text:p>
          </table:table-cell>
          <table:table-cell office:value-type="float" office:value="1562630465.81595" calcext:value-type="float">
            <text:p>1562630465,81595</text:p>
          </table:table-cell>
          <table:table-cell table:formula="of:=[.F93]-[.E93]" office:value-type="float" office:value="65.4148199558258" calcext:value-type="float">
            <text:p>65,4148199558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0465.82209" calcext:value-type="float">
            <text:p>1562630465,82209</text:p>
          </table:table-cell>
          <table:table-cell office:value-type="float" office:value="1562630531.65004" calcext:value-type="float">
            <text:p>1562630531,65004</text:p>
          </table:table-cell>
          <table:table-cell table:formula="of:=[.F94]-[.E94]" office:value-type="float" office:value="65.8279500007629" calcext:value-type="float">
            <text:p>65,8279500007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29934.63144" calcext:value-type="float">
            <text:p>1562629934,63144</text:p>
          </table:table-cell>
          <table:table-cell office:value-type="float" office:value="1562629967.53495" calcext:value-type="float">
            <text:p>1562629967,53495</text:p>
          </table:table-cell>
          <table:table-cell table:formula="of:=[.F95]-[.E95]" office:value-type="float" office:value="32.903510093689" calcext:value-type="float">
            <text:p>32,903510093689</text:p>
          </table:table-cell>
          <table:table-cell table:formula="of:=AVERAGE([.G95:.G97])" office:value-type="float" office:value="33.3407833576202" calcext:value-type="float">
            <text:p>33,3407833576202</text:p>
          </table:table-cell>
          <table:table-cell table:formula="of:=[.$H$89]/[.H95]" office:value-type="float" office:value="3.97228139025124" calcext:value-type="float">
            <text:p>3,97228139025124</text:p>
          </table:table-cell>
          <table:table-cell table:formula="of:=[.I95]/[.C95]" office:value-type="float" office:value="0.99307034756281" calcext:value-type="float">
            <text:p>0,9930703475628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29967.5418" calcext:value-type="float">
            <text:p>1562629967,5418</text:p>
          </table:table-cell>
          <table:table-cell office:value-type="float" office:value="1562630001.07924" calcext:value-type="float">
            <text:p>1562630001,07924</text:p>
          </table:table-cell>
          <table:table-cell table:formula="of:=[.F96]-[.E96]" office:value-type="float" office:value="33.5374400615692" calcext:value-type="float">
            <text:p>33,5374400615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0001.08399" calcext:value-type="float">
            <text:p>1562630001,08399</text:p>
          </table:table-cell>
          <table:table-cell office:value-type="float" office:value="1562630034.66539" calcext:value-type="float">
            <text:p>1562630034,66539</text:p>
          </table:table-cell>
          <table:table-cell table:formula="of:=[.F97]-[.E97]" office:value-type="float" office:value="33.5813999176025" calcext:value-type="float">
            <text:p>33,5813999176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9724.9904" calcext:value-type="float">
            <text:p>1562629724,9904</text:p>
          </table:table-cell>
          <table:table-cell office:value-type="float" office:value="1562629742.24759" calcext:value-type="float">
            <text:p>1562629742,24759</text:p>
          </table:table-cell>
          <table:table-cell table:formula="of:=[.F98]-[.E98]" office:value-type="float" office:value="17.25718998909" calcext:value-type="float">
            <text:p>17,25718998909</text:p>
          </table:table-cell>
          <table:table-cell table:formula="of:=AVERAGE([.G98:.G100])" office:value-type="float" office:value="17.2889932791392" calcext:value-type="float">
            <text:p>17,2889932791392</text:p>
          </table:table-cell>
          <table:table-cell table:formula="of:=[.$H$89]/[.H98]" office:value-type="float" office:value="7.6603056713356" calcext:value-type="float">
            <text:p>7,6603056713356</text:p>
          </table:table-cell>
          <table:table-cell table:formula="of:=[.I98]/[.C98]" office:value-type="float" office:value="0.95753820891695" calcext:value-type="float">
            <text:p>0,95753820891695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9742.25321" calcext:value-type="float">
            <text:p>1562629742,25321</text:p>
          </table:table-cell>
          <table:table-cell office:value-type="float" office:value="1562629759.63962" calcext:value-type="float">
            <text:p>1562629759,63962</text:p>
          </table:table-cell>
          <table:table-cell table:formula="of:=[.F99]-[.E99]" office:value-type="float" office:value="17.3864099979401" calcext:value-type="float">
            <text:p>17,3864099979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9759.6468" calcext:value-type="float">
            <text:p>1562629759,6468</text:p>
          </table:table-cell>
          <table:table-cell office:value-type="float" office:value="1562629776.87018" calcext:value-type="float">
            <text:p>1562629776,87018</text:p>
          </table:table-cell>
          <table:table-cell table:formula="of:=[.F100]-[.E100]" office:value-type="float" office:value="17.2233798503876" calcext:value-type="float">
            <text:p>17,2233798503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9616.01282" calcext:value-type="float">
            <text:p>1562629616,01282</text:p>
          </table:table-cell>
          <table:table-cell office:value-type="float" office:value="1562629624.79796" calcext:value-type="float">
            <text:p>1562629624,79796</text:p>
          </table:table-cell>
          <table:table-cell table:formula="of:=[.F101]-[.E101]" office:value-type="float" office:value="8.78514003753662" calcext:value-type="float">
            <text:p>8,78514003753662</text:p>
          </table:table-cell>
          <table:table-cell table:formula="of:=AVERAGE([.G101:.G103])" office:value-type="float" office:value="8.76987671852112" calcext:value-type="float">
            <text:p>8,76987671852112</text:p>
          </table:table-cell>
          <table:table-cell table:formula="of:=[.$H$89]/[.H101]" office:value-type="float" office:value="15.1015775385046" calcext:value-type="float">
            <text:p>15,1015775385046</text:p>
          </table:table-cell>
          <table:table-cell table:formula="of:=[.I101]/[.C101]" office:value-type="float" office:value="0.943848596156539" calcext:value-type="float">
            <text:p>0,943848596156539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9624.8041" calcext:value-type="float">
            <text:p>1562629624,8041</text:p>
          </table:table-cell>
          <table:table-cell office:value-type="float" office:value="1562629633.59452" calcext:value-type="float">
            <text:p>1562629633,59452</text:p>
          </table:table-cell>
          <table:table-cell table:formula="of:=[.F102]-[.E102]" office:value-type="float" office:value="8.7904200553894" calcext:value-type="float">
            <text:p>8,7904200553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9633.602" calcext:value-type="float">
            <text:p>1562629633,602</text:p>
          </table:table-cell>
          <table:table-cell office:value-type="float" office:value="1562629642.33607" calcext:value-type="float">
            <text:p>1562629642,33607</text:p>
          </table:table-cell>
          <table:table-cell table:formula="of:=[.F103]-[.E103]" office:value-type="float" office:value="8.73407006263733" calcext:value-type="float">
            <text:p>8,73407006263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9541.83157" calcext:value-type="float">
            <text:p>1562629541,83157</text:p>
          </table:table-cell>
          <table:table-cell office:value-type="float" office:value="1562629547.80382" calcext:value-type="float">
            <text:p>1562629547,80382</text:p>
          </table:table-cell>
          <table:table-cell table:formula="of:=[.F104]-[.E104]" office:value-type="float" office:value="5.97224998474121" calcext:value-type="float">
            <text:p>5,97224998474121</text:p>
          </table:table-cell>
          <table:table-cell table:formula="of:=AVERAGE([.G104:.G106])" office:value-type="float" office:value="5.91126998265584" calcext:value-type="float">
            <text:p>5,91126998265584</text:p>
          </table:table-cell>
          <table:table-cell table:formula="of:=[.$H$89]/[.H104]" office:value-type="float" office:value="22.404487302468" calcext:value-type="float">
            <text:p>22,404487302468</text:p>
          </table:table-cell>
          <table:table-cell table:formula="of:=[.I104]/[.C104]" office:value-type="float" office:value="0.933520304269501" calcext:value-type="float">
            <text:p>0,93352030426950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9547.81019" calcext:value-type="float">
            <text:p>1562629547,81019</text:p>
          </table:table-cell>
          <table:table-cell office:value-type="float" office:value="1562629553.68049" calcext:value-type="float">
            <text:p>1562629553,68049</text:p>
          </table:table-cell>
          <table:table-cell table:formula="of:=[.F105]-[.E105]" office:value-type="float" office:value="5.87030005455017" calcext:value-type="float">
            <text:p>5,87030005455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9553.68702" calcext:value-type="float">
            <text:p>1562629553,68702</text:p>
          </table:table-cell>
          <table:table-cell office:value-type="float" office:value="1562629559.57828" calcext:value-type="float">
            <text:p>1562629559,57828</text:p>
          </table:table-cell>
          <table:table-cell table:formula="of:=[.F106]-[.E106]" office:value-type="float" office:value="5.89125990867615" calcext:value-type="float">
            <text:p>5,89125990867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9481.8944" calcext:value-type="float">
            <text:p>1562629481,8944</text:p>
          </table:table-cell>
          <table:table-cell office:value-type="float" office:value="1562629486.63419" calcext:value-type="float">
            <text:p>1562629486,63419</text:p>
          </table:table-cell>
          <table:table-cell table:formula="of:=[.F107]-[.E107]" office:value-type="float" office:value="4.73979020118713" calcext:value-type="float">
            <text:p>4,73979020118713</text:p>
          </table:table-cell>
          <table:table-cell table:formula="of:=AVERAGE([.G107:.G109])" office:value-type="float" office:value="4.74752004941305" calcext:value-type="float">
            <text:p>4,74752004941305</text:p>
          </table:table-cell>
          <table:table-cell table:formula="of:=[.$H$89]/[.H107]" office:value-type="float" office:value="27.8964537041286" calcext:value-type="float">
            <text:p>27,8964537041286</text:p>
          </table:table-cell>
          <table:table-cell table:formula="of:=[.I107]/[.C107]" office:value-type="float" office:value="0.871764178254017" calcext:value-type="float">
            <text:p>0,871764178254017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9486.64113" calcext:value-type="float">
            <text:p>1562629486,64113</text:p>
          </table:table-cell>
          <table:table-cell office:value-type="float" office:value="1562629491.3709" calcext:value-type="float">
            <text:p>1562629491,3709</text:p>
          </table:table-cell>
          <table:table-cell table:formula="of:=[.F108]-[.E108]" office:value-type="float" office:value="4.72976994514465" calcext:value-type="float">
            <text:p>4,72976994514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9491.37557" calcext:value-type="float">
            <text:p>1562629491,37557</text:p>
          </table:table-cell>
          <table:table-cell office:value-type="float" office:value="1562629496.14857" calcext:value-type="float">
            <text:p>1562629496,14857</text:p>
          </table:table-cell>
          <table:table-cell table:formula="of:=[.F109]-[.E109]" office:value-type="float" office:value="4.77300000190735" calcext:value-type="float">
            <text:p>4,77300000190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9422.02268" calcext:value-type="float">
            <text:p>1562629422,02268</text:p>
          </table:table-cell>
          <table:table-cell office:value-type="float" office:value="1562629426.7613" calcext:value-type="float">
            <text:p>1562629426,7613</text:p>
          </table:table-cell>
          <table:table-cell table:formula="of:=[.F110]-[.E110]" office:value-type="float" office:value="4.7386200428009" calcext:value-type="float">
            <text:p>4,7386200428009</text:p>
          </table:table-cell>
          <table:table-cell table:formula="of:=AVERAGE([.G110:.G112])" office:value-type="float" office:value="4.68974677721659" calcext:value-type="float">
            <text:p>4,68974677721659</text:p>
          </table:table-cell>
          <table:table-cell table:formula="of:=[.$H$89]/[.H110]" office:value-type="float" office:value="28.240111792662" calcext:value-type="float">
            <text:p>28,240111792662</text:p>
          </table:table-cell>
          <table:table-cell table:formula="of:=[.I110]/[.C110]" office:value-type="float" office:value="0.784447549796168" calcext:value-type="float">
            <text:p>0,784447549796168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9426.76845" calcext:value-type="float">
            <text:p>1562629426,76845</text:p>
          </table:table-cell>
          <table:table-cell office:value-type="float" office:value="1562629431.42967" calcext:value-type="float">
            <text:p>1562629431,42967</text:p>
          </table:table-cell>
          <table:table-cell table:formula="of:=[.F111]-[.E111]" office:value-type="float" office:value="4.66122007369995" calcext:value-type="float">
            <text:p>4,6612200736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9431.43479" calcext:value-type="float">
            <text:p>1562629431,43479</text:p>
          </table:table-cell>
          <table:table-cell office:value-type="float" office:value="1562629436.10419" calcext:value-type="float">
            <text:p>1562629436,10419</text:p>
          </table:table-cell>
          <table:table-cell table:formula="of:=[.F112]-[.E112]" office:value-type="float" office:value="4.66940021514893" calcext:value-type="float">
            <text:p>4,66940021514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0531.65799" calcext:value-type="float">
            <text:p>1562630531,65799</text:p>
          </table:table-cell>
          <table:table-cell office:value-type="float" office:value="1562630597.6816" calcext:value-type="float">
            <text:p>1562630597,6816</text:p>
          </table:table-cell>
          <table:table-cell table:formula="of:=[.F113]-[.E113]" office:value-type="float" office:value="66.0236101150513" calcext:value-type="float">
            <text:p>66,0236101150513</text:p>
          </table:table-cell>
          <table:table-cell table:formula="of:=AVERAGE([.G113:.G115])" office:value-type="float" office:value="65.5242700576782" calcext:value-type="float">
            <text:p>65,5242700576782</text:p>
          </table:table-cell>
          <table:table-cell table:formula="of:=[.$H$89]/[.H113]" office:value-type="float" office:value="2.02122012425766" calcext:value-type="float">
            <text:p>2,02122012425766</text:p>
          </table:table-cell>
          <table:table-cell table:formula="of:=[.I113]/[.C113]" office:value-type="float" office:value="1.01061006212883" calcext:value-type="float">
            <text:p>1,01061006212883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0597.68738" calcext:value-type="float">
            <text:p>1562630597,68738</text:p>
          </table:table-cell>
          <table:table-cell office:value-type="float" office:value="1562630662.75826" calcext:value-type="float">
            <text:p>1562630662,75826</text:p>
          </table:table-cell>
          <table:table-cell table:formula="of:=[.F114]-[.E114]" office:value-type="float" office:value="65.0708799362183" calcext:value-type="float">
            <text:p>65,0708799362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0662.76431" calcext:value-type="float">
            <text:p>1562630662,76431</text:p>
          </table:table-cell>
          <table:table-cell office:value-type="float" office:value="1562630728.24263" calcext:value-type="float">
            <text:p>1562630728,24263</text:p>
          </table:table-cell>
          <table:table-cell table:formula="of:=[.F115]-[.E115]" office:value-type="float" office:value="65.4783201217651" calcext:value-type="float">
            <text:p>65,4783201217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0034.67172" calcext:value-type="float">
            <text:p>1562630034,67172</text:p>
          </table:table-cell>
          <table:table-cell office:value-type="float" office:value="1562630067.58059" calcext:value-type="float">
            <text:p>1562630067,58059</text:p>
          </table:table-cell>
          <table:table-cell table:formula="of:=[.F116]-[.E116]" office:value-type="float" office:value="32.9088699817657" calcext:value-type="float">
            <text:p>32,9088699817657</text:p>
          </table:table-cell>
          <table:table-cell table:formula="of:=AVERAGE([.G116:.G118])" office:value-type="float" office:value="32.958266655604" calcext:value-type="float">
            <text:p>32,958266655604</text:p>
          </table:table-cell>
          <table:table-cell table:formula="of:=[.$H$89]/[.H116]" office:value-type="float" office:value="4.01838405677666" calcext:value-type="float">
            <text:p>4,01838405677666</text:p>
          </table:table-cell>
          <table:table-cell table:formula="of:=[.I116]/[.C116]" office:value-type="float" office:value="1.00459601419417" calcext:value-type="float">
            <text:p>1,00459601419417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0067.58741" calcext:value-type="float">
            <text:p>1562630067,58741</text:p>
          </table:table-cell>
          <table:table-cell office:value-type="float" office:value="1562630100.5465" calcext:value-type="float">
            <text:p>1562630100,5465</text:p>
          </table:table-cell>
          <table:table-cell table:formula="of:=[.F117]-[.E117]" office:value-type="float" office:value="32.9590899944305" calcext:value-type="float">
            <text:p>32,959089994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0100.55209" calcext:value-type="float">
            <text:p>1562630100,55209</text:p>
          </table:table-cell>
          <table:table-cell office:value-type="float" office:value="1562630133.55893" calcext:value-type="float">
            <text:p>1562630133,55893</text:p>
          </table:table-cell>
          <table:table-cell table:formula="of:=[.F118]-[.E118]" office:value-type="float" office:value="33.0068399906158" calcext:value-type="float">
            <text:p>33,0068399906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9776.87653" calcext:value-type="float">
            <text:p>1562629776,87653</text:p>
          </table:table-cell>
          <table:table-cell office:value-type="float" office:value="1562629794.12323" calcext:value-type="float">
            <text:p>1562629794,12323</text:p>
          </table:table-cell>
          <table:table-cell table:formula="of:=[.F119]-[.E119]" office:value-type="float" office:value="17.2467000484467" calcext:value-type="float">
            <text:p>17,2467000484467</text:p>
          </table:table-cell>
          <table:table-cell table:formula="of:=AVERAGE([.G119:.G121])" office:value-type="float" office:value="17.1843899885813" calcext:value-type="float">
            <text:p>17,1843899885813</text:p>
          </table:table-cell>
          <table:table-cell table:formula="of:=[.$H$89]/[.H119]" office:value-type="float" office:value="7.70693480279928" calcext:value-type="float">
            <text:p>7,70693480279928</text:p>
          </table:table-cell>
          <table:table-cell table:formula="of:=[.I119]/[.C119]" office:value-type="float" office:value="0.963366850349911" calcext:value-type="float">
            <text:p>0,96336685034991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9794.23064" calcext:value-type="float">
            <text:p>1562629794,23064</text:p>
          </table:table-cell>
          <table:table-cell office:value-type="float" office:value="1562629811.26879" calcext:value-type="float">
            <text:p>1562629811,26879</text:p>
          </table:table-cell>
          <table:table-cell table:formula="of:=[.F120]-[.E120]" office:value-type="float" office:value="17.0381500720978" calcext:value-type="float">
            <text:p>17,0381500720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9811.27444" calcext:value-type="float">
            <text:p>1562629811,27444</text:p>
          </table:table-cell>
          <table:table-cell office:value-type="float" office:value="1562629828.54276" calcext:value-type="float">
            <text:p>1562629828,54276</text:p>
          </table:table-cell>
          <table:table-cell table:formula="of:=[.F121]-[.E121]" office:value-type="float" office:value="17.2683198451996" calcext:value-type="float">
            <text:p>17,2683198451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9642.34451" calcext:value-type="float">
            <text:p>1562629642,34451</text:p>
          </table:table-cell>
          <table:table-cell office:value-type="float" office:value="1562629651.15769" calcext:value-type="float">
            <text:p>1562629651,15769</text:p>
          </table:table-cell>
          <table:table-cell table:formula="of:=[.F122]-[.E122]" office:value-type="float" office:value="8.8131799697876" calcext:value-type="float">
            <text:p>8,8131799697876</text:p>
          </table:table-cell>
          <table:table-cell table:formula="of:=AVERAGE([.G122:.G124])" office:value-type="float" office:value="8.78109002113342" calcext:value-type="float">
            <text:p>8,78109002113342</text:p>
          </table:table-cell>
          <table:table-cell table:formula="of:=[.$H$89]/[.H122]" office:value-type="float" office:value="15.0822930808285" calcext:value-type="float">
            <text:p>15,0822930808285</text:p>
          </table:table-cell>
          <table:table-cell table:formula="of:=[.I122]/[.C122]" office:value-type="float" office:value="0.942643317551783" calcext:value-type="float">
            <text:p>0,942643317551783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9651.1632" calcext:value-type="float">
            <text:p>1562629651,1632</text:p>
          </table:table-cell>
          <table:table-cell office:value-type="float" office:value="1562629659.91959" calcext:value-type="float">
            <text:p>1562629659,91959</text:p>
          </table:table-cell>
          <table:table-cell table:formula="of:=[.F123]-[.E123]" office:value-type="float" office:value="8.75639009475708" calcext:value-type="float">
            <text:p>8,75639009475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9659.92566" calcext:value-type="float">
            <text:p>1562629659,92566</text:p>
          </table:table-cell>
          <table:table-cell office:value-type="float" office:value="1562629668.69936" calcext:value-type="float">
            <text:p>1562629668,69936</text:p>
          </table:table-cell>
          <table:table-cell table:formula="of:=[.F124]-[.E124]" office:value-type="float" office:value="8.77369999885559" calcext:value-type="float">
            <text:p>8,77369999885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9559.58593" calcext:value-type="float">
            <text:p>1562629559,58593</text:p>
          </table:table-cell>
          <table:table-cell office:value-type="float" office:value="1562629565.481" calcext:value-type="float">
            <text:p>1562629565,481</text:p>
          </table:table-cell>
          <table:table-cell table:formula="of:=[.F125]-[.E125]" office:value-type="float" office:value="5.89506983757019" calcext:value-type="float">
            <text:p>5,89506983757019</text:p>
          </table:table-cell>
          <table:table-cell table:formula="of:=AVERAGE([.G125:.G127])" office:value-type="float" office:value="5.8845632870992" calcext:value-type="float">
            <text:p>5,8845632870992</text:p>
          </table:table-cell>
          <table:table-cell table:formula="of:=[.$H$89]/[.H125]" office:value-type="float" office:value="22.5061685644915" calcext:value-type="float">
            <text:p>22,5061685644915</text:p>
          </table:table-cell>
          <table:table-cell table:formula="of:=[.I125]/[.C125]" office:value-type="float" office:value="0.937757023520481" calcext:value-type="float">
            <text:p>0,93775702352048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9565.48599" calcext:value-type="float">
            <text:p>1562629565,48599</text:p>
          </table:table-cell>
          <table:table-cell office:value-type="float" office:value="1562629571.3741" calcext:value-type="float">
            <text:p>1562629571,3741</text:p>
          </table:table-cell>
          <table:table-cell table:formula="of:=[.F126]-[.E126]" office:value-type="float" office:value="5.88810992240906" calcext:value-type="float">
            <text:p>5,8881099224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9571.37883" calcext:value-type="float">
            <text:p>1562629571,37883</text:p>
          </table:table-cell>
          <table:table-cell office:value-type="float" office:value="1562629577.24934" calcext:value-type="float">
            <text:p>1562629577,24934</text:p>
          </table:table-cell>
          <table:table-cell table:formula="of:=[.F127]-[.E127]" office:value-type="float" office:value="5.87051010131836" calcext:value-type="float">
            <text:p>5,87051010131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9496.15463" calcext:value-type="float">
            <text:p>1562629496,15463</text:p>
          </table:table-cell>
          <table:table-cell office:value-type="float" office:value="1562629500.91845" calcext:value-type="float">
            <text:p>1562629500,91845</text:p>
          </table:table-cell>
          <table:table-cell table:formula="of:=[.F128]-[.E128]" office:value-type="float" office:value="4.7638201713562" calcext:value-type="float">
            <text:p>4,7638201713562</text:p>
          </table:table-cell>
          <table:table-cell table:formula="of:=AVERAGE([.G128:.G130])" office:value-type="float" office:value="4.7424468199412" calcext:value-type="float">
            <text:p>4,7424468199412</text:p>
          </table:table-cell>
          <table:table-cell table:formula="of:=[.$H$89]/[.H128]" office:value-type="float" office:value="27.9262959177506" calcext:value-type="float">
            <text:p>27,9262959177506</text:p>
          </table:table-cell>
          <table:table-cell table:formula="of:=[.I128]/[.C128]" office:value-type="float" office:value="0.872696747429705" calcext:value-type="float">
            <text:p>0,872696747429705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9500.92355" calcext:value-type="float">
            <text:p>1562629500,92355</text:p>
          </table:table-cell>
          <table:table-cell office:value-type="float" office:value="1562629505.66508" calcext:value-type="float">
            <text:p>1562629505,66508</text:p>
          </table:table-cell>
          <table:table-cell table:formula="of:=[.F129]-[.E129]" office:value-type="float" office:value="4.74153017997742" calcext:value-type="float">
            <text:p>4,74153017997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9505.66954" calcext:value-type="float">
            <text:p>1562629505,66954</text:p>
          </table:table-cell>
          <table:table-cell office:value-type="float" office:value="1562629510.39153" calcext:value-type="float">
            <text:p>1562629510,39153</text:p>
          </table:table-cell>
          <table:table-cell table:formula="of:=[.F130]-[.E130]" office:value-type="float" office:value="4.72199010848999" calcext:value-type="float">
            <text:p>4,72199010848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9436.11131" calcext:value-type="float">
            <text:p>1562629436,11131</text:p>
          </table:table-cell>
          <table:table-cell office:value-type="float" office:value="1562629440.77609" calcext:value-type="float">
            <text:p>1562629440,77609</text:p>
          </table:table-cell>
          <table:table-cell table:formula="of:=[.F131]-[.E131]" office:value-type="float" office:value="4.66477990150452" calcext:value-type="float">
            <text:p>4,66477990150452</text:p>
          </table:table-cell>
          <table:table-cell table:formula="of:=AVERAGE([.G131:.G133])" office:value-type="float" office:value="4.66165002187093" calcext:value-type="float">
            <text:p>4,66165002187093</text:p>
          </table:table-cell>
          <table:table-cell table:formula="of:=[.$H$89]/[.H131]" office:value-type="float" office:value="28.4103209478431" calcext:value-type="float">
            <text:p>28,4103209478431</text:p>
          </table:table-cell>
          <table:table-cell table:formula="of:=[.I131]/[.C131]" office:value-type="float" office:value="0.789175581884532" calcext:value-type="float">
            <text:p>0,789175581884532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9440.78296" calcext:value-type="float">
            <text:p>1562629440,78296</text:p>
          </table:table-cell>
          <table:table-cell office:value-type="float" office:value="1562629445.45464" calcext:value-type="float">
            <text:p>1562629445,45464</text:p>
          </table:table-cell>
          <table:table-cell table:formula="of:=[.F132]-[.E132]" office:value-type="float" office:value="4.6716799736023" calcext:value-type="float">
            <text:p>4,6716799736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9445.45973" calcext:value-type="float">
            <text:p>1562629445,45973</text:p>
          </table:table-cell>
          <table:table-cell office:value-type="float" office:value="1562629450.10822" calcext:value-type="float">
            <text:p>1562629450,10822</text:p>
          </table:table-cell>
          <table:table-cell table:formula="of:=[.F133]-[.E133]" office:value-type="float" office:value="4.64849019050598" calcext:value-type="float">
            <text:p>4,64849019050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0728.24922" calcext:value-type="float">
            <text:p>1562630728,24922</text:p>
          </table:table-cell>
          <table:table-cell office:value-type="float" office:value="1562630793.97357" calcext:value-type="float">
            <text:p>1562630793,97357</text:p>
          </table:table-cell>
          <table:table-cell table:formula="of:=[.F134]-[.E134]" office:value-type="float" office:value="65.7243502140045" calcext:value-type="float">
            <text:p>65,7243502140045</text:p>
          </table:table-cell>
          <table:table-cell table:formula="of:=AVERAGE([.G134:.G136])" office:value-type="float" office:value="67.1861267884572" calcext:value-type="float">
            <text:p>67,1861267884572</text:p>
          </table:table-cell>
          <table:table-cell table:formula="of:=[.$H$89]/[.H134]" office:value-type="float" office:value="1.9712250072827" calcext:value-type="float">
            <text:p>1,9712250072827</text:p>
          </table:table-cell>
          <table:table-cell table:formula="of:=[.I134]/[.C134]" office:value-type="float" office:value="0.985612503641351" calcext:value-type="float">
            <text:p>0,98561250364135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0793.97905" calcext:value-type="float">
            <text:p>1562630793,97905</text:p>
          </table:table-cell>
          <table:table-cell office:value-type="float" office:value="1562630864.35789" calcext:value-type="float">
            <text:p>1562630864,35789</text:p>
          </table:table-cell>
          <table:table-cell table:formula="of:=[.F135]-[.E135]" office:value-type="float" office:value="70.378839969635" calcext:value-type="float">
            <text:p>70,37883996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0864.36389" calcext:value-type="float">
            <text:p>1562630864,36389</text:p>
          </table:table-cell>
          <table:table-cell office:value-type="float" office:value="1562630929.81908" calcext:value-type="float">
            <text:p>1562630929,81908</text:p>
          </table:table-cell>
          <table:table-cell table:formula="of:=[.F136]-[.E136]" office:value-type="float" office:value="65.4551901817322" calcext:value-type="float">
            <text:p>65,4551901817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0133.56682" calcext:value-type="float">
            <text:p>1562630133,56682</text:p>
          </table:table-cell>
          <table:table-cell office:value-type="float" office:value="1562630166.8346" calcext:value-type="float">
            <text:p>1562630166,8346</text:p>
          </table:table-cell>
          <table:table-cell table:formula="of:=[.F137]-[.E137]" office:value-type="float" office:value="33.2677800655365" calcext:value-type="float">
            <text:p>33,2677800655365</text:p>
          </table:table-cell>
          <table:table-cell table:formula="of:=AVERAGE([.G137:.G139])" office:value-type="float" office:value="33.3874233563741" calcext:value-type="float">
            <text:p>33,3874233563741</text:p>
          </table:table-cell>
          <table:table-cell table:formula="of:=[.$H$89]/[.H137]" office:value-type="float" office:value="3.96673237866344" calcext:value-type="float">
            <text:p>3,96673237866344</text:p>
          </table:table-cell>
          <table:table-cell table:formula="of:=[.I137]/[.C137]" office:value-type="float" office:value="0.99168309466586" calcext:value-type="float">
            <text:p>0,99168309466586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0166.94639" calcext:value-type="float">
            <text:p>1562630166,94639</text:p>
          </table:table-cell>
          <table:table-cell office:value-type="float" office:value="1562630200.50226" calcext:value-type="float">
            <text:p>1562630200,50226</text:p>
          </table:table-cell>
          <table:table-cell table:formula="of:=[.F138]-[.E138]" office:value-type="float" office:value="33.5558700561523" calcext:value-type="float">
            <text:p>33,5558700561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0200.51166" calcext:value-type="float">
            <text:p>1562630200,51166</text:p>
          </table:table-cell>
          <table:table-cell office:value-type="float" office:value="1562630233.85028" calcext:value-type="float">
            <text:p>1562630233,85028</text:p>
          </table:table-cell>
          <table:table-cell table:formula="of:=[.F139]-[.E139]" office:value-type="float" office:value="33.3386199474335" calcext:value-type="float">
            <text:p>33,3386199474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9828.55044" calcext:value-type="float">
            <text:p>1562629828,55044</text:p>
          </table:table-cell>
          <table:table-cell office:value-type="float" office:value="1562629846.28696" calcext:value-type="float">
            <text:p>1562629846,28696</text:p>
          </table:table-cell>
          <table:table-cell table:formula="of:=[.F140]-[.E140]" office:value-type="float" office:value="17.7365198135376" calcext:value-type="float">
            <text:p>17,7365198135376</text:p>
          </table:table-cell>
          <table:table-cell table:formula="of:=AVERAGE([.G140:.G142])" office:value-type="float" office:value="17.6332865556081" calcext:value-type="float">
            <text:p>17,6332865556081</text:p>
          </table:table-cell>
          <table:table-cell table:formula="of:=[.$H$89]/[.H140]" office:value-type="float" office:value="7.51073674497464" calcext:value-type="float">
            <text:p>7,51073674497464</text:p>
          </table:table-cell>
          <table:table-cell table:formula="of:=[.I140]/[.C140]" office:value-type="float" office:value="0.93884209312183" calcext:value-type="float">
            <text:p>0,93884209312183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9846.29443" calcext:value-type="float">
            <text:p>1562629846,29443</text:p>
          </table:table-cell>
          <table:table-cell office:value-type="float" office:value="1562629863.97833" calcext:value-type="float">
            <text:p>1562629863,97833</text:p>
          </table:table-cell>
          <table:table-cell table:formula="of:=[.F141]-[.E141]" office:value-type="float" office:value="17.6838998794556" calcext:value-type="float">
            <text:p>17,6838998794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9863.98303" calcext:value-type="float">
            <text:p>1562629863,98303</text:p>
          </table:table-cell>
          <table:table-cell office:value-type="float" office:value="1562629881.46247" calcext:value-type="float">
            <text:p>1562629881,46247</text:p>
          </table:table-cell>
          <table:table-cell table:formula="of:=[.F142]-[.E142]" office:value-type="float" office:value="17.4794399738312" calcext:value-type="float">
            <text:p>17,4794399738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9668.70642" calcext:value-type="float">
            <text:p>1562629668,70642</text:p>
          </table:table-cell>
          <table:table-cell office:value-type="float" office:value="1562629677.87573" calcext:value-type="float">
            <text:p>1562629677,87573</text:p>
          </table:table-cell>
          <table:table-cell table:formula="of:=[.F143]-[.E143]" office:value-type="float" office:value="9.16931009292603" calcext:value-type="float">
            <text:p>9,16931009292603</text:p>
          </table:table-cell>
          <table:table-cell table:formula="of:=AVERAGE([.G143:.G145])" office:value-type="float" office:value="9.42647004127502" calcext:value-type="float">
            <text:p>9,42647004127502</text:p>
          </table:table-cell>
          <table:table-cell table:formula="of:=[.$H$89]/[.H143]" office:value-type="float" office:value="14.0496890870041" calcext:value-type="float">
            <text:p>14,0496890870041</text:p>
          </table:table-cell>
          <table:table-cell table:formula="of:=[.I143]/[.C143]" office:value-type="float" office:value="0.878105567937758" calcext:value-type="float">
            <text:p>0,878105567937758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9677.88201" calcext:value-type="float">
            <text:p>1562629677,88201</text:p>
          </table:table-cell>
          <table:table-cell office:value-type="float" office:value="1562629687.76036" calcext:value-type="float">
            <text:p>1562629687,76036</text:p>
          </table:table-cell>
          <table:table-cell table:formula="of:=[.F144]-[.E144]" office:value-type="float" office:value="9.87835001945496" calcext:value-type="float">
            <text:p>9,87835001945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9687.76535" calcext:value-type="float">
            <text:p>1562629687,76535</text:p>
          </table:table-cell>
          <table:table-cell office:value-type="float" office:value="1562629696.9971" calcext:value-type="float">
            <text:p>1562629696,9971</text:p>
          </table:table-cell>
          <table:table-cell table:formula="of:=[.F145]-[.E145]" office:value-type="float" office:value="9.23175001144409" calcext:value-type="float">
            <text:p>9,23175001144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9577.25624" calcext:value-type="float">
            <text:p>1562629577,25624</text:p>
          </table:table-cell>
          <table:table-cell office:value-type="float" office:value="1562629583.6866" calcext:value-type="float">
            <text:p>1562629583,6866</text:p>
          </table:table-cell>
          <table:table-cell table:formula="of:=[.F146]-[.E146]" office:value-type="float" office:value="6.43036007881165" calcext:value-type="float">
            <text:p>6,43036007881165</text:p>
          </table:table-cell>
          <table:table-cell table:formula="of:=AVERAGE([.G146:.G148])" office:value-type="float" office:value="6.49405670166016" calcext:value-type="float">
            <text:p>6,49405670166016</text:p>
          </table:table-cell>
          <table:table-cell table:formula="of:=[.$H$89]/[.H146]" office:value-type="float" office:value="20.3938738683966" calcext:value-type="float">
            <text:p>20,3938738683966</text:p>
          </table:table-cell>
          <table:table-cell table:formula="of:=[.I146]/[.C146]" office:value-type="float" office:value="0.849744744516527" calcext:value-type="float">
            <text:p>0,849744744516527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9583.69115" calcext:value-type="float">
            <text:p>1562629583,69115</text:p>
          </table:table-cell>
          <table:table-cell office:value-type="float" office:value="1562629590.11648" calcext:value-type="float">
            <text:p>1562629590,11648</text:p>
          </table:table-cell>
          <table:table-cell table:formula="of:=[.F147]-[.E147]" office:value-type="float" office:value="6.42533016204834" calcext:value-type="float">
            <text:p>6,42533016204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9590.12296" calcext:value-type="float">
            <text:p>1562629590,12296</text:p>
          </table:table-cell>
          <table:table-cell office:value-type="float" office:value="1562629596.74944" calcext:value-type="float">
            <text:p>1562629596,74944</text:p>
          </table:table-cell>
          <table:table-cell table:formula="of:=[.F148]-[.E148]" office:value-type="float" office:value="6.62647986412048" calcext:value-type="float">
            <text:p>6,62647986412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9510.39872" calcext:value-type="float">
            <text:p>1562629510,39872</text:p>
          </table:table-cell>
          <table:table-cell office:value-type="float" office:value="1562629515.4474" calcext:value-type="float">
            <text:p>1562629515,4474</text:p>
          </table:table-cell>
          <table:table-cell table:formula="of:=[.F149]-[.E149]" office:value-type="float" office:value="5.04868006706238" calcext:value-type="float">
            <text:p>5,04868006706238</text:p>
          </table:table-cell>
          <table:table-cell table:formula="of:=AVERAGE([.G149:.G151])" office:value-type="float" office:value="5.16424663861593" calcext:value-type="float">
            <text:p>5,16424663861593</text:p>
          </table:table-cell>
          <table:table-cell table:formula="of:=[.$H$89]/[.H149]" office:value-type="float" office:value="25.6453617605235" calcext:value-type="float">
            <text:p>25,6453617605235</text:p>
          </table:table-cell>
          <table:table-cell table:formula="of:=[.I149]/[.C149]" office:value-type="float" office:value="0.801417555016361" calcext:value-type="float">
            <text:p>0,801417555016361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9515.4518" calcext:value-type="float">
            <text:p>1562629515,4518</text:p>
          </table:table-cell>
          <table:table-cell office:value-type="float" office:value="1562629520.5595" calcext:value-type="float">
            <text:p>1562629520,5595</text:p>
          </table:table-cell>
          <table:table-cell table:formula="of:=[.F150]-[.E150]" office:value-type="float" office:value="5.10769987106323" calcext:value-type="float">
            <text:p>5,10769987106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9520.56495" calcext:value-type="float">
            <text:p>1562629520,56495</text:p>
          </table:table-cell>
          <table:table-cell office:value-type="float" office:value="1562629525.90131" calcext:value-type="float">
            <text:p>1562629525,90131</text:p>
          </table:table-cell>
          <table:table-cell table:formula="of:=[.F151]-[.E151]" office:value-type="float" office:value="5.33635997772217" calcext:value-type="float">
            <text:p>5,33635997772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9450.11361" calcext:value-type="float">
            <text:p>1562629450,11361</text:p>
          </table:table-cell>
          <table:table-cell office:value-type="float" office:value="1562629455.33601" calcext:value-type="float">
            <text:p>1562629455,33601</text:p>
          </table:table-cell>
          <table:table-cell table:formula="of:=[.F152]-[.E152]" office:value-type="float" office:value="5.22239995002747" calcext:value-type="float">
            <text:p>5,22239995002747</text:p>
          </table:table-cell>
          <table:table-cell table:formula="of:=AVERAGE([.G152:.G154])" office:value-type="float" office:value="5.26531990369161" calcext:value-type="float">
            <text:p>5,26531990369161</text:p>
          </table:table-cell>
          <table:table-cell table:formula="of:=[.$H$89]/[.H152]" office:value-type="float" office:value="25.1530724989792" calcext:value-type="float">
            <text:p>25,1530724989792</text:p>
          </table:table-cell>
          <table:table-cell table:formula="of:=[.I152]/[.C152]" office:value-type="float" office:value="0.698696458304977" calcext:value-type="float">
            <text:p>0,698696458304977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9455.34255" calcext:value-type="float">
            <text:p>1562629455,34255</text:p>
          </table:table-cell>
          <table:table-cell office:value-type="float" office:value="1562629460.53421" calcext:value-type="float">
            <text:p>1562629460,53421</text:p>
          </table:table-cell>
          <table:table-cell table:formula="of:=[.F153]-[.E153]" office:value-type="float" office:value="5.19165992736816" calcext:value-type="float">
            <text:p>5,19165992736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9460.54043" calcext:value-type="float">
            <text:p>1562629460,54043</text:p>
          </table:table-cell>
          <table:table-cell office:value-type="float" office:value="1562629465.92233" calcext:value-type="float">
            <text:p>1562629465,92233</text:p>
          </table:table-cell>
          <table:table-cell table:formula="of:=[.F154]-[.E154]" office:value-type="float" office:value="5.3818998336792" calcext:value-type="float">
            <text:p>5,381899833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0929.82639" calcext:value-type="float">
            <text:p>1562630929,82639</text:p>
          </table:table-cell>
          <table:table-cell office:value-type="float" office:value="1562630995.54378" calcext:value-type="float">
            <text:p>1562630995,54378</text:p>
          </table:table-cell>
          <table:table-cell table:formula="of:=[.F155]-[.E155]" office:value-type="float" office:value="65.7173900604248" calcext:value-type="float">
            <text:p>65,7173900604248</text:p>
          </table:table-cell>
          <table:table-cell table:formula="of:=AVERAGE([.G155:.G157])" office:value-type="float" office:value="65.5851666927338" calcext:value-type="float">
            <text:p>65,5851666927338</text:p>
          </table:table-cell>
          <table:table-cell table:formula="of:=[.$H$89]/[.H155]" office:value-type="float" office:value="2.01934339647788" calcext:value-type="float">
            <text:p>2,01934339647788</text:p>
          </table:table-cell>
          <table:table-cell table:formula="of:=[.I155]/[.C155]" office:value-type="float" office:value="1.00967169823894" calcext:value-type="float">
            <text:p>1,00967169823894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0995.54963" calcext:value-type="float">
            <text:p>1562630995,54963</text:p>
          </table:table-cell>
          <table:table-cell office:value-type="float" office:value="1562631061.07118" calcext:value-type="float">
            <text:p>1562631061,07118</text:p>
          </table:table-cell>
          <table:table-cell table:formula="of:=[.F156]-[.E156]" office:value-type="float" office:value="65.5215501785278" calcext:value-type="float">
            <text:p>65,5215501785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1061.07748" calcext:value-type="float">
            <text:p>1562631061,07748</text:p>
          </table:table-cell>
          <table:table-cell office:value-type="float" office:value="1562631126.59404" calcext:value-type="float">
            <text:p>1562631126,59404</text:p>
          </table:table-cell>
          <table:table-cell table:formula="of:=[.F157]-[.E157]" office:value-type="float" office:value="65.5165598392487" calcext:value-type="float">
            <text:p>65,5165598392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0233.95997" calcext:value-type="float">
            <text:p>1562630233,95997</text:p>
          </table:table-cell>
          <table:table-cell office:value-type="float" office:value="1562630267.77718" calcext:value-type="float">
            <text:p>1562630267,77718</text:p>
          </table:table-cell>
          <table:table-cell table:formula="of:=[.F158]-[.E158]" office:value-type="float" office:value="33.8172099590302" calcext:value-type="float">
            <text:p>33,8172099590302</text:p>
          </table:table-cell>
          <table:table-cell table:formula="of:=AVERAGE([.G158:.G160])" office:value-type="float" office:value="33.5296999613444" calcext:value-type="float">
            <text:p>33,5296999613444</text:p>
          </table:table-cell>
          <table:table-cell table:formula="of:=[.$H$89]/[.H158]" office:value-type="float" office:value="3.9499003397155" calcext:value-type="float">
            <text:p>3,9499003397155</text:p>
          </table:table-cell>
          <table:table-cell table:formula="of:=[.I158]/[.C158]" office:value-type="float" office:value="0.987475084928876" calcext:value-type="float">
            <text:p>0,987475084928876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0267.78338" calcext:value-type="float">
            <text:p>1562630267,78338</text:p>
          </table:table-cell>
          <table:table-cell office:value-type="float" office:value="1562630301.14134" calcext:value-type="float">
            <text:p>1562630301,14134</text:p>
          </table:table-cell>
          <table:table-cell table:formula="of:=[.F159]-[.E159]" office:value-type="float" office:value="33.357959985733" calcext:value-type="float">
            <text:p>33,357959985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0301.14701" calcext:value-type="float">
            <text:p>1562630301,14701</text:p>
          </table:table-cell>
          <table:table-cell office:value-type="float" office:value="1562630334.56094" calcext:value-type="float">
            <text:p>1562630334,56094</text:p>
          </table:table-cell>
          <table:table-cell table:formula="of:=[.F160]-[.E160]" office:value-type="float" office:value="33.41392993927" calcext:value-type="float">
            <text:p>33,41392993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29881.47073" calcext:value-type="float">
            <text:p>1562629881,47073</text:p>
          </table:table-cell>
          <table:table-cell office:value-type="float" office:value="1562629899.34417" calcext:value-type="float">
            <text:p>1562629899,34417</text:p>
          </table:table-cell>
          <table:table-cell table:formula="of:=[.F161]-[.E161]" office:value-type="float" office:value="17.8734400272369" calcext:value-type="float">
            <text:p>17,8734400272369</text:p>
          </table:table-cell>
          <table:table-cell table:formula="of:=AVERAGE([.G161:.G163])" office:value-type="float" office:value="17.6806066036224" calcext:value-type="float">
            <text:p>17,6806066036224</text:p>
          </table:table-cell>
          <table:table-cell table:formula="of:=[.$H$89]/[.H161]" office:value-type="float" office:value="7.4906351482725" calcext:value-type="float">
            <text:p>7,4906351482725</text:p>
          </table:table-cell>
          <table:table-cell table:formula="of:=[.I161]/[.C161]" office:value-type="float" office:value="0.936329393534063" calcext:value-type="float">
            <text:p>0,936329393534063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29899.34875" calcext:value-type="float">
            <text:p>1562629899,34875</text:p>
          </table:table-cell>
          <table:table-cell office:value-type="float" office:value="1562629916.9726" calcext:value-type="float">
            <text:p>1562629916,9726</text:p>
          </table:table-cell>
          <table:table-cell table:formula="of:=[.F162]-[.E162]" office:value-type="float" office:value="17.6238498687744" calcext:value-type="float">
            <text:p>17,623849868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29916.97849" calcext:value-type="float">
            <text:p>1562629916,97849</text:p>
          </table:table-cell>
          <table:table-cell office:value-type="float" office:value="1562629934.52302" calcext:value-type="float">
            <text:p>1562629934,52302</text:p>
          </table:table-cell>
          <table:table-cell table:formula="of:=[.F163]-[.E163]" office:value-type="float" office:value="17.544529914856" calcext:value-type="float">
            <text:p>17,544529914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29697.00293" calcext:value-type="float">
            <text:p>1562629697,00293</text:p>
          </table:table-cell>
          <table:table-cell office:value-type="float" office:value="1562629706.37956" calcext:value-type="float">
            <text:p>1562629706,37956</text:p>
          </table:table-cell>
          <table:table-cell table:formula="of:=[.F164]-[.E164]" office:value-type="float" office:value="9.37663006782532" calcext:value-type="float">
            <text:p>9,37663006782532</text:p>
          </table:table-cell>
          <table:table-cell table:formula="of:=AVERAGE([.G164:.G166])" office:value-type="float" office:value="9.32357009251913" calcext:value-type="float">
            <text:p>9,32357009251913</text:p>
          </table:table-cell>
          <table:table-cell table:formula="of:=[.$H$89]/[.H164]" office:value-type="float" office:value="14.2047490342929" calcext:value-type="float">
            <text:p>14,2047490342929</text:p>
          </table:table-cell>
          <table:table-cell table:formula="of:=[.I164]/[.C164]" office:value-type="float" office:value="0.887796814643306" calcext:value-type="float">
            <text:p>0,887796814643306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29706.38422" calcext:value-type="float">
            <text:p>1562629706,38422</text:p>
          </table:table-cell>
          <table:table-cell office:value-type="float" office:value="1562629715.37448" calcext:value-type="float">
            <text:p>1562629715,37448</text:p>
          </table:table-cell>
          <table:table-cell table:formula="of:=[.F165]-[.E165]" office:value-type="float" office:value="8.99026012420654" calcext:value-type="float">
            <text:p>8,99026012420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29715.38011" calcext:value-type="float">
            <text:p>1562629715,38011</text:p>
          </table:table-cell>
          <table:table-cell office:value-type="float" office:value="1562629724.98393" calcext:value-type="float">
            <text:p>1562629724,98393</text:p>
          </table:table-cell>
          <table:table-cell table:formula="of:=[.F166]-[.E166]" office:value-type="float" office:value="9.60382008552551" calcext:value-type="float">
            <text:p>9,60382008552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29596.7577" calcext:value-type="float">
            <text:p>1562629596,7577</text:p>
          </table:table-cell>
          <table:table-cell office:value-type="float" office:value="1562629603.18252" calcext:value-type="float">
            <text:p>1562629603,18252</text:p>
          </table:table-cell>
          <table:table-cell table:formula="of:=[.F167]-[.E167]" office:value-type="float" office:value="6.42481994628906" calcext:value-type="float">
            <text:p>6,42481994628906</text:p>
          </table:table-cell>
          <table:table-cell table:formula="of:=AVERAGE([.G167:.G169])" office:value-type="float" office:value="6.41241002082825" calcext:value-type="float">
            <text:p>6,41241002082825</text:p>
          </table:table-cell>
          <table:table-cell table:formula="of:=[.$H$89]/[.H167]" office:value-type="float" office:value="20.6535409990465" calcext:value-type="float">
            <text:p>20,6535409990465</text:p>
          </table:table-cell>
          <table:table-cell table:formula="of:=[.I167]/[.C167]" office:value-type="float" office:value="0.860564208293606" calcext:value-type="float">
            <text:p>0,860564208293606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29603.18848" calcext:value-type="float">
            <text:p>1562629603,18848</text:p>
          </table:table-cell>
          <table:table-cell office:value-type="float" office:value="1562629609.53552" calcext:value-type="float">
            <text:p>1562629609,53552</text:p>
          </table:table-cell>
          <table:table-cell table:formula="of:=[.F168]-[.E168]" office:value-type="float" office:value="6.3470401763916" calcext:value-type="float">
            <text:p>6,3470401763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29609.5414" calcext:value-type="float">
            <text:p>1562629609,5414</text:p>
          </table:table-cell>
          <table:table-cell office:value-type="float" office:value="1562629616.00677" calcext:value-type="float">
            <text:p>1562629616,00677</text:p>
          </table:table-cell>
          <table:table-cell table:formula="of:=[.F169]-[.E169]" office:value-type="float" office:value="6.46536993980408" calcext:value-type="float">
            <text:p>6,46536993980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29525.90789" calcext:value-type="float">
            <text:p>1562629525,90789</text:p>
          </table:table-cell>
          <table:table-cell office:value-type="float" office:value="1562629530.92241" calcext:value-type="float">
            <text:p>1562629530,92241</text:p>
          </table:table-cell>
          <table:table-cell table:formula="of:=[.F170]-[.E170]" office:value-type="float" office:value="5.01451992988586" calcext:value-type="float">
            <text:p>5,01451992988586</text:p>
          </table:table-cell>
          <table:table-cell table:formula="of:=AVERAGE([.G170:.G172])" office:value-type="float" office:value="5.30092660586039" calcext:value-type="float">
            <text:p>5,30092660586039</text:p>
          </table:table-cell>
          <table:table-cell table:formula="of:=[.$H$89]/[.H170]" office:value-type="float" office:value="24.984117516635" calcext:value-type="float">
            <text:p>24,984117516635</text:p>
          </table:table-cell>
          <table:table-cell table:formula="of:=[.I170]/[.C170]" office:value-type="float" office:value="0.780753672394844" calcext:value-type="float">
            <text:p>0,780753672394844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29530.92827" calcext:value-type="float">
            <text:p>1562629530,92827</text:p>
          </table:table-cell>
          <table:table-cell office:value-type="float" office:value="1562629536.31361" calcext:value-type="float">
            <text:p>1562629536,31361</text:p>
          </table:table-cell>
          <table:table-cell table:formula="of:=[.F171]-[.E171]" office:value-type="float" office:value="5.38533997535706" calcext:value-type="float">
            <text:p>5,38533997535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29536.31972" calcext:value-type="float">
            <text:p>1562629536,31972</text:p>
          </table:table-cell>
          <table:table-cell office:value-type="float" office:value="1562629541.82264" calcext:value-type="float">
            <text:p>1562629541,82264</text:p>
          </table:table-cell>
          <table:table-cell table:formula="of:=[.F172]-[.E172]" office:value-type="float" office:value="5.50291991233826" calcext:value-type="float">
            <text:p>5,50291991233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29465.93118" calcext:value-type="float">
            <text:p>1562629465,93118</text:p>
          </table:table-cell>
          <table:table-cell office:value-type="float" office:value="1562629471.3202" calcext:value-type="float">
            <text:p>1562629471,3202</text:p>
          </table:table-cell>
          <table:table-cell table:formula="of:=[.F173]-[.E173]" office:value-type="float" office:value="5.38901996612549" calcext:value-type="float">
            <text:p>5,38901996612549</text:p>
          </table:table-cell>
          <table:table-cell table:formula="of:=AVERAGE([.G173:.G175])" office:value-type="float" office:value="5.27941664059957" calcext:value-type="float">
            <text:p>5,27941664059957</text:p>
          </table:table-cell>
          <table:table-cell table:formula="of:=[.$H$89]/[.H173]" office:value-type="float" office:value="25.0859104866617" calcext:value-type="float">
            <text:p>25,0859104866617</text:p>
          </table:table-cell>
          <table:table-cell table:formula="of:=[.I173]/[.C173]" office:value-type="float" office:value="0.696830846851715" calcext:value-type="float">
            <text:p>0,696830846851715</text:p>
          </table:table-cell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29471.32677" calcext:value-type="float">
            <text:p>1562629471,32677</text:p>
          </table:table-cell>
          <table:table-cell office:value-type="float" office:value="1562629476.61722" calcext:value-type="float">
            <text:p>1562629476,61722</text:p>
          </table:table-cell>
          <table:table-cell table:formula="of:=[.F174]-[.E174]" office:value-type="float" office:value="5.29044985771179" calcext:value-type="float">
            <text:p>5,29044985771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2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29476.62702" calcext:value-type="float">
            <text:p>1562629476,62702</text:p>
          </table:table-cell>
          <table:table-cell office:value-type="float" office:value="1562629481.7858" calcext:value-type="float">
            <text:p>1562629481,7858</text:p>
          </table:table-cell>
          <table:table-cell table:formula="of:=[.F175]-[.E175]" office:value-type="float" office:value="5.15878009796143" calcext:value-type="float">
            <text:p>5,15878009796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2638183.9436" calcext:value-type="float">
            <text:p>1562638183,9436</text:p>
          </table:table-cell>
          <table:table-cell office:value-type="float" office:value="1562638439.69079" calcext:value-type="float">
            <text:p>1562638439,69079</text:p>
          </table:table-cell>
          <table:table-cell table:formula="of:=[.F176]-[.E176]" office:value-type="float" office:value="255.747189998627" calcext:value-type="float">
            <text:p>255,747189998627</text:p>
          </table:table-cell>
          <table:table-cell table:formula="of:=AVERAGE([.G176:.G178])" office:value-type="float" office:value="255.943996667862" calcext:value-type="float">
            <text:p>255,943996667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638439.69678" calcext:value-type="float">
            <text:p>1562638439,69678</text:p>
          </table:table-cell>
          <table:table-cell office:value-type="float" office:value="1562638696.12341" calcext:value-type="float">
            <text:p>1562638696,12341</text:p>
          </table:table-cell>
          <table:table-cell table:formula="of:=[.F177]-[.E177]" office:value-type="float" office:value="256.426630020142" calcext:value-type="float">
            <text:p>256,426630020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ser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62638696.23023" calcext:value-type="float">
            <text:p>1562638696,23023</text:p>
          </table:table-cell>
          <table:table-cell office:value-type="float" office:value="1562638951.8884" calcext:value-type="float">
            <text:p>1562638951,8884</text:p>
          </table:table-cell>
          <table:table-cell table:formula="of:=[.F178]-[.E178]" office:value-type="float" office:value="255.658169984817" calcext:value-type="float">
            <text:p>255,658169984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3144.88693" calcext:value-type="float">
            <text:p>1562633144,88693</text:p>
          </table:table-cell>
          <table:table-cell office:value-type="float" office:value="1562633274.61337" calcext:value-type="float">
            <text:p>1562633274,61337</text:p>
          </table:table-cell>
          <table:table-cell table:formula="of:=[.F179]-[.E179]" office:value-type="float" office:value="129.72643995285" calcext:value-type="float">
            <text:p>129,72643995285</text:p>
          </table:table-cell>
          <table:table-cell table:formula="of:=AVERAGE([.G179:.G181])" office:value-type="float" office:value="129.023280064265" calcext:value-type="float">
            <text:p>129,023280064265</text:p>
          </table:table-cell>
          <table:table-cell table:formula="of:=[.$H$176]/[.H179]" office:value-type="float" office:value="1.98370399931221" calcext:value-type="float">
            <text:p>1,98370399931221</text:p>
          </table:table-cell>
          <table:table-cell table:formula="of:=[.I179]/[.C179]" office:value-type="float" office:value="0.991851999656106" calcext:value-type="float">
            <text:p>0,991851999656106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3274.61932" calcext:value-type="float">
            <text:p>1562633274,61932</text:p>
          </table:table-cell>
          <table:table-cell office:value-type="float" office:value="1562633403.6656" calcext:value-type="float">
            <text:p>1562633403,6656</text:p>
          </table:table-cell>
          <table:table-cell table:formula="of:=[.F180]-[.E180]" office:value-type="float" office:value="129.046280145645" calcext:value-type="float">
            <text:p>129,046280145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3403.67162" calcext:value-type="float">
            <text:p>1562633403,67162</text:p>
          </table:table-cell>
          <table:table-cell office:value-type="float" office:value="1562633531.96874" calcext:value-type="float">
            <text:p>1562633531,96874</text:p>
          </table:table-cell>
          <table:table-cell table:formula="of:=[.F181]-[.E181]" office:value-type="float" office:value="128.297120094299" calcext:value-type="float">
            <text:p>128,297120094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2351.61464" calcext:value-type="float">
            <text:p>1562632351,61464</text:p>
          </table:table-cell>
          <table:table-cell office:value-type="float" office:value="1562632416.43614" calcext:value-type="float">
            <text:p>1562632416,43614</text:p>
          </table:table-cell>
          <table:table-cell table:formula="of:=[.F182]-[.E182]" office:value-type="float" office:value="64.8215000629425" calcext:value-type="float">
            <text:p>64,8215000629425</text:p>
          </table:table-cell>
          <table:table-cell table:formula="of:=AVERAGE([.G182:.G184])" office:value-type="float" office:value="65.3008000055949" calcext:value-type="float">
            <text:p>65,3008000055949</text:p>
          </table:table-cell>
          <table:table-cell table:formula="of:=[.$H$176]/[.H182]" office:value-type="float" office:value="3.91946188478446" calcext:value-type="float">
            <text:p>3,91946188478446</text:p>
          </table:table-cell>
          <table:table-cell table:formula="of:=[.I182]/[.C182]" office:value-type="float" office:value="0.979865471196115" calcext:value-type="float">
            <text:p>0,979865471196115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2416.44566" calcext:value-type="float">
            <text:p>1562632416,44566</text:p>
          </table:table-cell>
          <table:table-cell office:value-type="float" office:value="1562632481.35527" calcext:value-type="float">
            <text:p>1562632481,35527</text:p>
          </table:table-cell>
          <table:table-cell table:formula="of:=[.F183]-[.E183]" office:value-type="float" office:value="64.9096097946167" calcext:value-type="float">
            <text:p>64,9096097946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2481.36229" calcext:value-type="float">
            <text:p>1562632481,36229</text:p>
          </table:table-cell>
          <table:table-cell office:value-type="float" office:value="1562632547.53358" calcext:value-type="float">
            <text:p>1562632547,53358</text:p>
          </table:table-cell>
          <table:table-cell table:formula="of:=[.F184]-[.E184]" office:value-type="float" office:value="66.1712901592255" calcext:value-type="float">
            <text:p>66,1712901592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31941.84193" calcext:value-type="float">
            <text:p>1562631941,84193</text:p>
          </table:table-cell>
          <table:table-cell office:value-type="float" office:value="1562631975.49711" calcext:value-type="float">
            <text:p>1562631975,49711</text:p>
          </table:table-cell>
          <table:table-cell table:formula="of:=[.F185]-[.E185]" office:value-type="float" office:value="33.655179977417" calcext:value-type="float">
            <text:p>33,655179977417</text:p>
          </table:table-cell>
          <table:table-cell table:formula="of:=AVERAGE([.G185:.G187])" office:value-type="float" office:value="33.9032266934713" calcext:value-type="float">
            <text:p>33,9032266934713</text:p>
          </table:table-cell>
          <table:table-cell table:formula="of:=[.$H$176]/[.H185]" office:value-type="float" office:value="7.54925184502126" calcext:value-type="float">
            <text:p>7,54925184502126</text:p>
          </table:table-cell>
          <table:table-cell table:formula="of:=[.I185]/[.C185]" office:value-type="float" office:value="0.943656480627657" calcext:value-type="float">
            <text:p>0,943656480627657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31975.50188" calcext:value-type="float">
            <text:p>1562631975,50188</text:p>
          </table:table-cell>
          <table:table-cell office:value-type="float" office:value="1562632009.94696" calcext:value-type="float">
            <text:p>1562632009,94696</text:p>
          </table:table-cell>
          <table:table-cell table:formula="of:=[.F186]-[.E186]" office:value-type="float" office:value="34.4450800418854" calcext:value-type="float">
            <text:p>34,4450800418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32009.95277" calcext:value-type="float">
            <text:p>1562632009,95277</text:p>
          </table:table-cell>
          <table:table-cell office:value-type="float" office:value="1562632043.56219" calcext:value-type="float">
            <text:p>1562632043,56219</text:p>
          </table:table-cell>
          <table:table-cell table:formula="of:=[.F187]-[.E187]" office:value-type="float" office:value="33.6094200611114" calcext:value-type="float">
            <text:p>33,6094200611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31728.3486" calcext:value-type="float">
            <text:p>1562631728,3486</text:p>
          </table:table-cell>
          <table:table-cell office:value-type="float" office:value="1562631745.65007" calcext:value-type="float">
            <text:p>1562631745,65007</text:p>
          </table:table-cell>
          <table:table-cell table:formula="of:=[.F188]-[.E188]" office:value-type="float" office:value="17.301470041275" calcext:value-type="float">
            <text:p>17,301470041275</text:p>
          </table:table-cell>
          <table:table-cell table:formula="of:=AVERAGE([.G188:.G190])" office:value-type="float" office:value="17.2984400590261" calcext:value-type="float">
            <text:p>17,2984400590261</text:p>
          </table:table-cell>
          <table:table-cell table:formula="of:=[.$H$176]/[.H188]" office:value-type="float" office:value="14.7957848103369" calcext:value-type="float">
            <text:p>14,7957848103369</text:p>
          </table:table-cell>
          <table:table-cell table:formula="of:=[.I188]/[.C188]" office:value-type="float" office:value="0.924736550646058" calcext:value-type="float">
            <text:p>0,924736550646058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31745.65742" calcext:value-type="float">
            <text:p>1562631745,65742</text:p>
          </table:table-cell>
          <table:table-cell office:value-type="float" office:value="1562631762.90352" calcext:value-type="float">
            <text:p>1562631762,90352</text:p>
          </table:table-cell>
          <table:table-cell table:formula="of:=[.F189]-[.E189]" office:value-type="float" office:value="17.2461001873016" calcext:value-type="float">
            <text:p>17,2461001873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31762.91053" calcext:value-type="float">
            <text:p>1562631762,91053</text:p>
          </table:table-cell>
          <table:table-cell office:value-type="float" office:value="1562631780.25828" calcext:value-type="float">
            <text:p>1562631780,25828</text:p>
          </table:table-cell>
          <table:table-cell table:formula="of:=[.F190]-[.E190]" office:value-type="float" office:value="17.3477499485016" calcext:value-type="float">
            <text:p>17,3477499485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31583.7236" calcext:value-type="float">
            <text:p>1562631583,7236</text:p>
          </table:table-cell>
          <table:table-cell office:value-type="float" office:value="1562631595.28528" calcext:value-type="float">
            <text:p>1562631595,28528</text:p>
          </table:table-cell>
          <table:table-cell table:formula="of:=[.F191]-[.E191]" office:value-type="float" office:value="11.5616800785065" calcext:value-type="float">
            <text:p>11,5616800785065</text:p>
          </table:table-cell>
          <table:table-cell table:formula="of:=AVERAGE([.G191:.G193])" office:value-type="float" office:value="11.5437199274699" calcext:value-type="float">
            <text:p>11,5437199274699</text:p>
          </table:table-cell>
          <table:table-cell table:formula="of:=[.$H$176]/[.H191]" office:value-type="float" office:value="22.1717087971623" calcext:value-type="float">
            <text:p>22,1717087971623</text:p>
          </table:table-cell>
          <table:table-cell table:formula="of:=[.I191]/[.C191]" office:value-type="float" office:value="0.923821199881763" calcext:value-type="float">
            <text:p>0,923821199881763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31595.29064" calcext:value-type="float">
            <text:p>1562631595,29064</text:p>
          </table:table-cell>
          <table:table-cell office:value-type="float" office:value="1562631606.81101" calcext:value-type="float">
            <text:p>1562631606,81101</text:p>
          </table:table-cell>
          <table:table-cell table:formula="of:=[.F192]-[.E192]" office:value-type="float" office:value="11.5203697681427" calcext:value-type="float">
            <text:p>11,5203697681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31606.81677" calcext:value-type="float">
            <text:p>1562631606,81677</text:p>
          </table:table-cell>
          <table:table-cell office:value-type="float" office:value="1562631618.36588" calcext:value-type="float">
            <text:p>1562631618,36588</text:p>
          </table:table-cell>
          <table:table-cell table:formula="of:=[.F193]-[.E193]" office:value-type="float" office:value="11.5491099357605" calcext:value-type="float">
            <text:p>11,5491099357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31465.42753" calcext:value-type="float">
            <text:p>1562631465,42753</text:p>
          </table:table-cell>
          <table:table-cell office:value-type="float" office:value="1562631474.67698" calcext:value-type="float">
            <text:p>1562631474,67698</text:p>
          </table:table-cell>
          <table:table-cell table:formula="of:=[.F194]-[.E194]" office:value-type="float" office:value="9.24944996833801" calcext:value-type="float">
            <text:p>9,24944996833801</text:p>
          </table:table-cell>
          <table:table-cell table:formula="of:=AVERAGE([.G194:.G196])" office:value-type="float" office:value="9.2400267124176" calcext:value-type="float">
            <text:p>9,2400267124176</text:p>
          </table:table-cell>
          <table:table-cell table:formula="of:=[.$H$176]/[.H194]" office:value-type="float" office:value="27.6994866609964" calcext:value-type="float">
            <text:p>27,6994866609964</text:p>
          </table:table-cell>
          <table:table-cell table:formula="of:=[.I194]/[.C194]" office:value-type="float" office:value="0.865608958156138" calcext:value-type="float">
            <text:p>0,865608958156138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31474.78583" calcext:value-type="float">
            <text:p>1562631474,78583</text:p>
          </table:table-cell>
          <table:table-cell office:value-type="float" office:value="1562631484.03253" calcext:value-type="float">
            <text:p>1562631484,03253</text:p>
          </table:table-cell>
          <table:table-cell table:formula="of:=[.F195]-[.E195]" office:value-type="float" office:value="9.24670004844666" calcext:value-type="float">
            <text:p>9,24670004844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31484.04012" calcext:value-type="float">
            <text:p>1562631484,04012</text:p>
          </table:table-cell>
          <table:table-cell office:value-type="float" office:value="1562631493.26405" calcext:value-type="float">
            <text:p>1562631493,26405</text:p>
          </table:table-cell>
          <table:table-cell table:formula="of:=[.F196]-[.E196]" office:value-type="float" office:value="9.22393012046814" calcext:value-type="float">
            <text:p>9,22393012046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31350.59708" calcext:value-type="float">
            <text:p>1562631350,59708</text:p>
          </table:table-cell>
          <table:table-cell office:value-type="float" office:value="1562631359.84044" calcext:value-type="float">
            <text:p>1562631359,84044</text:p>
          </table:table-cell>
          <table:table-cell table:formula="of:=[.F197]-[.E197]" office:value-type="float" office:value="9.24336004257202" calcext:value-type="float">
            <text:p>9,24336004257202</text:p>
          </table:table-cell>
          <table:table-cell table:formula="of:=AVERAGE([.G197:.G199])" office:value-type="float" office:value="9.09765005111694" calcext:value-type="float">
            <text:p>9,09765005111694</text:p>
          </table:table-cell>
          <table:table-cell table:formula="of:=[.$H$176]/[.H197]" office:value-type="float" office:value="28.1329788714437" calcext:value-type="float">
            <text:p>28,1329788714437</text:p>
          </table:table-cell>
          <table:table-cell table:formula="of:=[.I197]/[.C197]" office:value-type="float" office:value="0.781471635317881" calcext:value-type="float">
            <text:p>0,781471635317881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31359.84686" calcext:value-type="float">
            <text:p>1562631359,84686</text:p>
          </table:table-cell>
          <table:table-cell office:value-type="float" office:value="1562631368.85899" calcext:value-type="float">
            <text:p>1562631368,85899</text:p>
          </table:table-cell>
          <table:table-cell table:formula="of:=[.F198]-[.E198]" office:value-type="float" office:value="9.01213002204895" calcext:value-type="float">
            <text:p>9,01213002204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31368.86533" calcext:value-type="float">
            <text:p>1562631368,86533</text:p>
          </table:table-cell>
          <table:table-cell office:value-type="float" office:value="1562631377.90279" calcext:value-type="float">
            <text:p>1562631377,90279</text:p>
          </table:table-cell>
          <table:table-cell table:formula="of:=[.F199]-[.E199]" office:value-type="float" office:value="9.03746008872986" calcext:value-type="float">
            <text:p>9,0374600887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3531.97631" calcext:value-type="float">
            <text:p>1562633531,97631</text:p>
          </table:table-cell>
          <table:table-cell office:value-type="float" office:value="1562633660.77454" calcext:value-type="float">
            <text:p>1562633660,77454</text:p>
          </table:table-cell>
          <table:table-cell table:formula="of:=[.F200]-[.E200]" office:value-type="float" office:value="128.798229932785" calcext:value-type="float">
            <text:p>128,798229932785</text:p>
          </table:table-cell>
          <table:table-cell table:formula="of:=AVERAGE([.G200:.G202])" office:value-type="float" office:value="128.616253376007" calcext:value-type="float">
            <text:p>128,616253376007</text:p>
          </table:table-cell>
          <table:table-cell table:formula="of:=[.$H$176]/[.H200]" office:value-type="float" office:value="1.98998174763818" calcext:value-type="float">
            <text:p>1,98998174763818</text:p>
          </table:table-cell>
          <table:table-cell table:formula="of:=[.I200]/[.C200]" office:value-type="float" office:value="0.994990873819092" calcext:value-type="float">
            <text:p>0,99499087381909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3660.7795" calcext:value-type="float">
            <text:p>1562633660,7795</text:p>
          </table:table-cell>
          <table:table-cell office:value-type="float" office:value="1562633789.25076" calcext:value-type="float">
            <text:p>1562633789,25076</text:p>
          </table:table-cell>
          <table:table-cell table:formula="of:=[.F201]-[.E201]" office:value-type="float" office:value="128.471260070801" calcext:value-type="float">
            <text:p>128,471260070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3789.25572" calcext:value-type="float">
            <text:p>1562633789,25572</text:p>
          </table:table-cell>
          <table:table-cell office:value-type="float" office:value="1562633917.83499" calcext:value-type="float">
            <text:p>1562633917,83499</text:p>
          </table:table-cell>
          <table:table-cell table:formula="of:=[.F202]-[.E202]" office:value-type="float" office:value="128.579270124435" calcext:value-type="float">
            <text:p>128,579270124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2547.54128" calcext:value-type="float">
            <text:p>1562632547,54128</text:p>
          </table:table-cell>
          <table:table-cell office:value-type="float" office:value="1562632613.97639" calcext:value-type="float">
            <text:p>1562632613,97639</text:p>
          </table:table-cell>
          <table:table-cell table:formula="of:=[.F203]-[.E203]" office:value-type="float" office:value="66.4351098537445" calcext:value-type="float">
            <text:p>66,4351098537445</text:p>
          </table:table-cell>
          <table:table-cell table:formula="of:=AVERAGE([.G203:.G205])" office:value-type="float" office:value="66.3795532385508" calcext:value-type="float">
            <text:p>66,3795532385508</text:p>
          </table:table-cell>
          <table:table-cell table:formula="of:=[.$H$176]/[.H203]" office:value-type="float" office:value="3.85576558112806" calcext:value-type="float">
            <text:p>3,85576558112806</text:p>
          </table:table-cell>
          <table:table-cell table:formula="of:=[.I203]/[.C203]" office:value-type="float" office:value="0.963941395282015" calcext:value-type="float">
            <text:p>0,963941395282015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2613.98281" calcext:value-type="float">
            <text:p>1562632613,98281</text:p>
          </table:table-cell>
          <table:table-cell office:value-type="float" office:value="1562632680.11632" calcext:value-type="float">
            <text:p>1562632680,11632</text:p>
          </table:table-cell>
          <table:table-cell table:formula="of:=[.F204]-[.E204]" office:value-type="float" office:value="66.1335098743439" calcext:value-type="float">
            <text:p>66,1335098743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2680.12271" calcext:value-type="float">
            <text:p>1562632680,12271</text:p>
          </table:table-cell>
          <table:table-cell office:value-type="float" office:value="1562632746.69275" calcext:value-type="float">
            <text:p>1562632746,69275</text:p>
          </table:table-cell>
          <table:table-cell table:formula="of:=[.F205]-[.E205]" office:value-type="float" office:value="66.5700399875641" calcext:value-type="float">
            <text:p>66,5700399875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32043.56944" calcext:value-type="float">
            <text:p>1562632043,56944</text:p>
          </table:table-cell>
          <table:table-cell office:value-type="float" office:value="1562632077.8633" calcext:value-type="float">
            <text:p>1562632077,8633</text:p>
          </table:table-cell>
          <table:table-cell table:formula="of:=[.F206]-[.E206]" office:value-type="float" office:value="34.2938601970673" calcext:value-type="float">
            <text:p>34,2938601970673</text:p>
          </table:table-cell>
          <table:table-cell table:formula="of:=AVERAGE([.G206:.G208])" office:value-type="float" office:value="33.9188966751099" calcext:value-type="float">
            <text:p>33,9188966751099</text:p>
          </table:table-cell>
          <table:table-cell table:formula="of:=[.$H$176]/[.H206]" office:value-type="float" office:value="7.54576421277515" calcext:value-type="float">
            <text:p>7,54576421277515</text:p>
          </table:table-cell>
          <table:table-cell table:formula="of:=[.I206]/[.C206]" office:value-type="float" office:value="0.943220526596893" calcext:value-type="float">
            <text:p>0,943220526596893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32077.86929" calcext:value-type="float">
            <text:p>1562632077,86929</text:p>
          </table:table-cell>
          <table:table-cell office:value-type="float" office:value="1562632111.42019" calcext:value-type="float">
            <text:p>1562632111,42019</text:p>
          </table:table-cell>
          <table:table-cell table:formula="of:=[.F207]-[.E207]" office:value-type="float" office:value="33.5508999824524" calcext:value-type="float">
            <text:p>33,5508999824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32111.42704" calcext:value-type="float">
            <text:p>1562632111,42704</text:p>
          </table:table-cell>
          <table:table-cell office:value-type="float" office:value="1562632145.33897" calcext:value-type="float">
            <text:p>1562632145,33897</text:p>
          </table:table-cell>
          <table:table-cell table:formula="of:=[.F208]-[.E208]" office:value-type="float" office:value="33.9119298458099" calcext:value-type="float">
            <text:p>33,9119298458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31780.26472" calcext:value-type="float">
            <text:p>1562631780,26472</text:p>
          </table:table-cell>
          <table:table-cell office:value-type="float" office:value="1562631797.62998" calcext:value-type="float">
            <text:p>1562631797,62998</text:p>
          </table:table-cell>
          <table:table-cell table:formula="of:=[.F209]-[.E209]" office:value-type="float" office:value="17.3652601242065" calcext:value-type="float">
            <text:p>17,3652601242065</text:p>
          </table:table-cell>
          <table:table-cell table:formula="of:=AVERAGE([.G209:.G211])" office:value-type="float" office:value="17.2662400404612" calcext:value-type="float">
            <text:p>17,2662400404612</text:p>
          </table:table-cell>
          <table:table-cell table:formula="of:=[.$H$176]/[.H209]" office:value-type="float" office:value="14.8233776472521" calcext:value-type="float">
            <text:p>14,8233776472521</text:p>
          </table:table-cell>
          <table:table-cell table:formula="of:=[.I209]/[.C209]" office:value-type="float" office:value="0.926461102953256" calcext:value-type="float">
            <text:p>0,926461102953256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31797.63507" calcext:value-type="float">
            <text:p>1562631797,63507</text:p>
          </table:table-cell>
          <table:table-cell office:value-type="float" office:value="1562631814.88507" calcext:value-type="float">
            <text:p>1562631814,88507</text:p>
          </table:table-cell>
          <table:table-cell table:formula="of:=[.F210]-[.E210]" office:value-type="float" office:value="17.25" calcext:value-type="float">
            <text:p>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31814.89108" calcext:value-type="float">
            <text:p>1562631814,89108</text:p>
          </table:table-cell>
          <table:table-cell office:value-type="float" office:value="1562631832.07454" calcext:value-type="float">
            <text:p>1562631832,07454</text:p>
          </table:table-cell>
          <table:table-cell table:formula="of:=[.F211]-[.E211]" office:value-type="float" office:value="17.1834599971771" calcext:value-type="float">
            <text:p>17,183459997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31618.3741" calcext:value-type="float">
            <text:p>1562631618,3741</text:p>
          </table:table-cell>
          <table:table-cell office:value-type="float" office:value="1562631629.9022" calcext:value-type="float">
            <text:p>1562631629,9022</text:p>
          </table:table-cell>
          <table:table-cell table:formula="of:=[.F212]-[.E212]" office:value-type="float" office:value="11.5281000137329" calcext:value-type="float">
            <text:p>11,5281000137329</text:p>
          </table:table-cell>
          <table:table-cell table:formula="of:=AVERAGE([.G212:.G214])" office:value-type="float" office:value="11.5205633640289" calcext:value-type="float">
            <text:p>11,5205633640289</text:p>
          </table:table-cell>
          <table:table-cell table:formula="of:=[.$H$176]/[.H212]" office:value-type="float" office:value="22.2162743765643" calcext:value-type="float">
            <text:p>22,2162743765643</text:p>
          </table:table-cell>
          <table:table-cell table:formula="of:=[.I212]/[.C212]" office:value-type="float" office:value="0.925678099023515" calcext:value-type="float">
            <text:p>0,925678099023515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31629.90781" calcext:value-type="float">
            <text:p>1562631629,90781</text:p>
          </table:table-cell>
          <table:table-cell office:value-type="float" office:value="1562631641.42401" calcext:value-type="float">
            <text:p>1562631641,42401</text:p>
          </table:table-cell>
          <table:table-cell table:formula="of:=[.F213]-[.E213]" office:value-type="float" office:value="11.5162000656128" calcext:value-type="float">
            <text:p>11,5162000656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31641.43168" calcext:value-type="float">
            <text:p>1562631641,43168</text:p>
          </table:table-cell>
          <table:table-cell office:value-type="float" office:value="1562631652.94907" calcext:value-type="float">
            <text:p>1562631652,94907</text:p>
          </table:table-cell>
          <table:table-cell table:formula="of:=[.F214]-[.E214]" office:value-type="float" office:value="11.5173900127411" calcext:value-type="float">
            <text:p>11,5173900127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31493.27165" calcext:value-type="float">
            <text:p>1562631493,27165</text:p>
          </table:table-cell>
          <table:table-cell office:value-type="float" office:value="1562631502.48088" calcext:value-type="float">
            <text:p>1562631502,48088</text:p>
          </table:table-cell>
          <table:table-cell table:formula="of:=[.F215]-[.E215]" office:value-type="float" office:value="9.20922994613647" calcext:value-type="float">
            <text:p>9,20922994613647</text:p>
          </table:table-cell>
          <table:table-cell table:formula="of:=AVERAGE([.G215:.G217])" office:value-type="float" office:value="9.2175133228302" calcext:value-type="float">
            <text:p>9,2175133228302</text:p>
          </table:table-cell>
          <table:table-cell table:formula="of:=[.$H$176]/[.H215]" office:value-type="float" office:value="27.7671414950855" calcext:value-type="float">
            <text:p>27,7671414950855</text:p>
          </table:table-cell>
          <table:table-cell table:formula="of:=[.I215]/[.C215]" office:value-type="float" office:value="0.867723171721422" calcext:value-type="float">
            <text:p>0,86772317172142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31502.48637" calcext:value-type="float">
            <text:p>1562631502,48637</text:p>
          </table:table-cell>
          <table:table-cell office:value-type="float" office:value="1562631511.70634" calcext:value-type="float">
            <text:p>1562631511,70634</text:p>
          </table:table-cell>
          <table:table-cell table:formula="of:=[.F216]-[.E216]" office:value-type="float" office:value="9.21996998786926" calcext:value-type="float">
            <text:p>9,21996998786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31511.71369" calcext:value-type="float">
            <text:p>1562631511,71369</text:p>
          </table:table-cell>
          <table:table-cell office:value-type="float" office:value="1562631520.93703" calcext:value-type="float">
            <text:p>1562631520,93703</text:p>
          </table:table-cell>
          <table:table-cell table:formula="of:=[.F217]-[.E217]" office:value-type="float" office:value="9.22334003448486" calcext:value-type="float">
            <text:p>9,22334003448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31377.90915" calcext:value-type="float">
            <text:p>1562631377,90915</text:p>
          </table:table-cell>
          <table:table-cell office:value-type="float" office:value="1562631387.0319" calcext:value-type="float">
            <text:p>1562631387,0319</text:p>
          </table:table-cell>
          <table:table-cell table:formula="of:=[.F218]-[.E218]" office:value-type="float" office:value="9.12275004386902" calcext:value-type="float">
            <text:p>9,12275004386902</text:p>
          </table:table-cell>
          <table:table-cell table:formula="of:=AVERAGE([.G218:.G220])" office:value-type="float" office:value="9.15338333447774" calcext:value-type="float">
            <text:p>9,15338333447774</text:p>
          </table:table-cell>
          <table:table-cell table:formula="of:=[.$H$176]/[.H218]" office:value-type="float" office:value="27.9616822889746" calcext:value-type="float">
            <text:p>27,9616822889746</text:p>
          </table:table-cell>
          <table:table-cell table:formula="of:=[.I218]/[.C218]" office:value-type="float" office:value="0.776713396915962" calcext:value-type="float">
            <text:p>0,77671339691596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31387.0378" calcext:value-type="float">
            <text:p>1562631387,0378</text:p>
          </table:table-cell>
          <table:table-cell office:value-type="float" office:value="1562631396.17139" calcext:value-type="float">
            <text:p>1562631396,17139</text:p>
          </table:table-cell>
          <table:table-cell table:formula="of:=[.F219]-[.E219]" office:value-type="float" office:value="9.13358998298645" calcext:value-type="float">
            <text:p>9,13358998298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openmp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31396.17787" calcext:value-type="float">
            <text:p>1562631396,17787</text:p>
          </table:table-cell>
          <table:table-cell office:value-type="float" office:value="1562631405.38168" calcext:value-type="float">
            <text:p>1562631405,38168</text:p>
          </table:table-cell>
          <table:table-cell table:formula="of:=[.F220]-[.E220]" office:value-type="float" office:value="9.20380997657776" calcext:value-type="float">
            <text:p>9,2038099765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3917.84395" calcext:value-type="float">
            <text:p>1562633917,84395</text:p>
          </table:table-cell>
          <table:table-cell office:value-type="float" office:value="1562634046.55958" calcext:value-type="float">
            <text:p>1562634046,55958</text:p>
          </table:table-cell>
          <table:table-cell table:formula="of:=[.F221]-[.E221]" office:value-type="float" office:value="128.715630054474" calcext:value-type="float">
            <text:p>128,715630054474</text:p>
          </table:table-cell>
          <table:table-cell table:formula="of:=AVERAGE([.G221:.G223])" office:value-type="float" office:value="129.207156658173" calcext:value-type="float">
            <text:p>129,207156658173</text:p>
          </table:table-cell>
          <table:table-cell table:formula="of:=[.$H$176]/[.H221]" office:value-type="float" office:value="1.98088096114507" calcext:value-type="float">
            <text:p>1,98088096114507</text:p>
          </table:table-cell>
          <table:table-cell table:formula="of:=[.I221]/[.C221]" office:value-type="float" office:value="0.990440480572532" calcext:value-type="float">
            <text:p>0,99044048057253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4046.5657" calcext:value-type="float">
            <text:p>1562634046,5657</text:p>
          </table:table-cell>
          <table:table-cell office:value-type="float" office:value="1562634175.91747" calcext:value-type="float">
            <text:p>1562634175,91747</text:p>
          </table:table-cell>
          <table:table-cell table:formula="of:=[.F222]-[.E222]" office:value-type="float" office:value="129.351769924164" calcext:value-type="float">
            <text:p>129,351769924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4175.92389" calcext:value-type="float">
            <text:p>1562634175,92389</text:p>
          </table:table-cell>
          <table:table-cell office:value-type="float" office:value="1562634305.47796" calcext:value-type="float">
            <text:p>1562634305,47796</text:p>
          </table:table-cell>
          <table:table-cell table:formula="of:=[.F223]-[.E223]" office:value-type="float" office:value="129.55406999588" calcext:value-type="float">
            <text:p>129,55406999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2746.70008" calcext:value-type="float">
            <text:p>1562632746,70008</text:p>
          </table:table-cell>
          <table:table-cell office:value-type="float" office:value="1562632813.25665" calcext:value-type="float">
            <text:p>1562632813,25665</text:p>
          </table:table-cell>
          <table:table-cell table:formula="of:=[.F224]-[.E224]" office:value-type="float" office:value="66.5565700531006" calcext:value-type="float">
            <text:p>66,5565700531006</text:p>
          </table:table-cell>
          <table:table-cell table:formula="of:=AVERAGE([.G224:.G226])" office:value-type="float" office:value="65.971093416214" calcext:value-type="float">
            <text:p>65,971093416214</text:p>
          </table:table-cell>
          <table:table-cell table:formula="of:=[.$H$176]/[.H224]" office:value-type="float" office:value="3.87963854188534" calcext:value-type="float">
            <text:p>3,87963854188534</text:p>
          </table:table-cell>
          <table:table-cell table:formula="of:=[.I224]/[.C224]" office:value-type="float" office:value="0.969909635471335" calcext:value-type="float">
            <text:p>0,969909635471335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2813.26241" calcext:value-type="float">
            <text:p>1562632813,26241</text:p>
          </table:table-cell>
          <table:table-cell office:value-type="float" office:value="1562632878.65849" calcext:value-type="float">
            <text:p>1562632878,65849</text:p>
          </table:table-cell>
          <table:table-cell table:formula="of:=[.F225]-[.E225]" office:value-type="float" office:value="65.3960800170898" calcext:value-type="float">
            <text:p>65,396080017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2878.66427" calcext:value-type="float">
            <text:p>1562632878,66427</text:p>
          </table:table-cell>
          <table:table-cell office:value-type="float" office:value="1562632944.6249" calcext:value-type="float">
            <text:p>1562632944,6249</text:p>
          </table:table-cell>
          <table:table-cell table:formula="of:=[.F226]-[.E226]" office:value-type="float" office:value="65.9606301784515" calcext:value-type="float">
            <text:p>65,9606301784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32145.34773" calcext:value-type="float">
            <text:p>1562632145,34773</text:p>
          </table:table-cell>
          <table:table-cell office:value-type="float" office:value="1562632179.83119" calcext:value-type="float">
            <text:p>1562632179,83119</text:p>
          </table:table-cell>
          <table:table-cell table:formula="of:=[.F227]-[.E227]" office:value-type="float" office:value="34.483460187912" calcext:value-type="float">
            <text:p>34,483460187912</text:p>
          </table:table-cell>
          <table:table-cell table:formula="of:=AVERAGE([.G227:.G229])" office:value-type="float" office:value="34.4010167916616" calcext:value-type="float">
            <text:p>34,4010167916616</text:p>
          </table:table-cell>
          <table:table-cell table:formula="of:=[.$H$176]/[.H227]" office:value-type="float" office:value="7.44001255014939" calcext:value-type="float">
            <text:p>7,44001255014939</text:p>
          </table:table-cell>
          <table:table-cell table:formula="of:=[.I227]/[.C227]" office:value-type="float" office:value="0.930001568768673" calcext:value-type="float">
            <text:p>0,930001568768673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32179.83952" calcext:value-type="float">
            <text:p>1562632179,83952</text:p>
          </table:table-cell>
          <table:table-cell office:value-type="float" office:value="1562632214.11254" calcext:value-type="float">
            <text:p>1562632214,11254</text:p>
          </table:table-cell>
          <table:table-cell table:formula="of:=[.F228]-[.E228]" office:value-type="float" office:value="34.273020029068" calcext:value-type="float">
            <text:p>34,273020029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32214.11983" calcext:value-type="float">
            <text:p>1562632214,11983</text:p>
          </table:table-cell>
          <table:table-cell office:value-type="float" office:value="1562632248.5664" calcext:value-type="float">
            <text:p>1562632248,5664</text:p>
          </table:table-cell>
          <table:table-cell table:formula="of:=[.F229]-[.E229]" office:value-type="float" office:value="34.4465701580048" calcext:value-type="float">
            <text:p>34,4465701580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31832.08172" calcext:value-type="float">
            <text:p>1562631832,08172</text:p>
          </table:table-cell>
          <table:table-cell office:value-type="float" office:value="1562631850.62869" calcext:value-type="float">
            <text:p>1562631850,62869</text:p>
          </table:table-cell>
          <table:table-cell table:formula="of:=[.F230]-[.E230]" office:value-type="float" office:value="18.5469698905945" calcext:value-type="float">
            <text:p>18,5469698905945</text:p>
          </table:table-cell>
          <table:table-cell table:formula="of:=AVERAGE([.G230:.G232])" office:value-type="float" office:value="18.5185633500417" calcext:value-type="float">
            <text:p>18,5185633500417</text:p>
          </table:table-cell>
          <table:table-cell table:formula="of:=[.$H$176]/[.H230]" office:value-type="float" office:value="13.8209423609141" calcext:value-type="float">
            <text:p>13,8209423609141</text:p>
          </table:table-cell>
          <table:table-cell table:formula="of:=[.I230]/[.C230]" office:value-type="float" office:value="0.863808897557128" calcext:value-type="float">
            <text:p>0,863808897557128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31850.63499" calcext:value-type="float">
            <text:p>1562631850,63499</text:p>
          </table:table-cell>
          <table:table-cell office:value-type="float" office:value="1562631869.16581" calcext:value-type="float">
            <text:p>1562631869,16581</text:p>
          </table:table-cell>
          <table:table-cell table:formula="of:=[.F231]-[.E231]" office:value-type="float" office:value="18.5308201313019" calcext:value-type="float">
            <text:p>18,5308201313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31869.17162" calcext:value-type="float">
            <text:p>1562631869,17162</text:p>
          </table:table-cell>
          <table:table-cell office:value-type="float" office:value="1562631887.64952" calcext:value-type="float">
            <text:p>1562631887,64952</text:p>
          </table:table-cell>
          <table:table-cell table:formula="of:=[.F232]-[.E232]" office:value-type="float" office:value="18.4779000282288" calcext:value-type="float">
            <text:p>18,4779000282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31652.95881" calcext:value-type="float">
            <text:p>1562631652,95881</text:p>
          </table:table-cell>
          <table:table-cell office:value-type="float" office:value="1562631665.34536" calcext:value-type="float">
            <text:p>1562631665,34536</text:p>
          </table:table-cell>
          <table:table-cell table:formula="of:=[.F233]-[.E233]" office:value-type="float" office:value="12.386549949646" calcext:value-type="float">
            <text:p>12,386549949646</text:p>
          </table:table-cell>
          <table:table-cell table:formula="of:=AVERAGE([.G233:.G235])" office:value-type="float" office:value="12.4359899361928" calcext:value-type="float">
            <text:p>12,4359899361928</text:p>
          </table:table-cell>
          <table:table-cell table:formula="of:=[.$H$176]/[.H233]" office:value-type="float" office:value="20.5809105653086" calcext:value-type="float">
            <text:p>20,5809105653086</text:p>
          </table:table-cell>
          <table:table-cell table:formula="of:=[.I233]/[.C233]" office:value-type="float" office:value="0.85753794022119" calcext:value-type="float">
            <text:p>0,85753794022119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31665.35224" calcext:value-type="float">
            <text:p>1562631665,35224</text:p>
          </table:table-cell>
          <table:table-cell office:value-type="float" office:value="1562631678.13958" calcext:value-type="float">
            <text:p>1562631678,13958</text:p>
          </table:table-cell>
          <table:table-cell table:formula="of:=[.F234]-[.E234]" office:value-type="float" office:value="12.787339925766" calcext:value-type="float">
            <text:p>12,787339925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31678.14455" calcext:value-type="float">
            <text:p>1562631678,14455</text:p>
          </table:table-cell>
          <table:table-cell office:value-type="float" office:value="1562631690.27863" calcext:value-type="float">
            <text:p>1562631690,27863</text:p>
          </table:table-cell>
          <table:table-cell table:formula="of:=[.F235]-[.E235]" office:value-type="float" office:value="12.1340799331665" calcext:value-type="float">
            <text:p>12,134079933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31520.94856" calcext:value-type="float">
            <text:p>1562631520,94856</text:p>
          </table:table-cell>
          <table:table-cell office:value-type="float" office:value="1562631531.42742" calcext:value-type="float">
            <text:p>1562631531,42742</text:p>
          </table:table-cell>
          <table:table-cell table:formula="of:=[.F236]-[.E236]" office:value-type="float" office:value="10.4788599014282" calcext:value-type="float">
            <text:p>10,4788599014282</text:p>
          </table:table-cell>
          <table:table-cell table:formula="of:=AVERAGE([.G236:.G238])" office:value-type="float" office:value="10.4643999735514" calcext:value-type="float">
            <text:p>10,4643999735514</text:p>
          </table:table-cell>
          <table:table-cell table:formula="of:=[.$H$176]/[.H236]" office:value-type="float" office:value="24.4585449060391" calcext:value-type="float">
            <text:p>24,4585449060391</text:p>
          </table:table-cell>
          <table:table-cell table:formula="of:=[.I236]/[.C236]" office:value-type="float" office:value="0.764329528313721" calcext:value-type="float">
            <text:p>0,764329528313721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31531.43264" calcext:value-type="float">
            <text:p>1562631531,43264</text:p>
          </table:table-cell>
          <table:table-cell office:value-type="float" office:value="1562631541.77673" calcext:value-type="float">
            <text:p>1562631541,77673</text:p>
          </table:table-cell>
          <table:table-cell table:formula="of:=[.F237]-[.E237]" office:value-type="float" office:value="10.3440899848938" calcext:value-type="float">
            <text:p>10,3440899848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31541.78121" calcext:value-type="float">
            <text:p>1562631541,78121</text:p>
          </table:table-cell>
          <table:table-cell office:value-type="float" office:value="1562631552.35146" calcext:value-type="float">
            <text:p>1562631552,35146</text:p>
          </table:table-cell>
          <table:table-cell table:formula="of:=[.F238]-[.E238]" office:value-type="float" office:value="10.5702500343323" calcext:value-type="float">
            <text:p>10,5702500343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31405.38865" calcext:value-type="float">
            <text:p>1562631405,38865</text:p>
          </table:table-cell>
          <table:table-cell office:value-type="float" office:value="1562631415.37873" calcext:value-type="float">
            <text:p>1562631415,37873</text:p>
          </table:table-cell>
          <table:table-cell table:formula="of:=[.F239]-[.E239]" office:value-type="float" office:value="9.99008011817932" calcext:value-type="float">
            <text:p>9,99008011817932</text:p>
          </table:table-cell>
          <table:table-cell table:formula="of:=AVERAGE([.G239:.G241])" office:value-type="float" office:value="9.94643338521322" calcext:value-type="float">
            <text:p>9,94643338521322</text:p>
          </table:table-cell>
          <table:table-cell table:formula="of:=[.$H$176]/[.H239]" office:value-type="float" office:value="25.7322385578291" calcext:value-type="float">
            <text:p>25,7322385578291</text:p>
          </table:table-cell>
          <table:table-cell table:formula="of:=[.I239]/[.C239]" office:value-type="float" office:value="0.714784404384141" calcext:value-type="float">
            <text:p>0,714784404384141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31415.3837" calcext:value-type="float">
            <text:p>1562631415,3837</text:p>
          </table:table-cell>
          <table:table-cell office:value-type="float" office:value="1562631425.40237" calcext:value-type="float">
            <text:p>1562631425,40237</text:p>
          </table:table-cell>
          <table:table-cell table:formula="of:=[.F240]-[.E240]" office:value-type="float" office:value="10.0186700820923" calcext:value-type="float">
            <text:p>10,0186700820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31425.40941" calcext:value-type="float">
            <text:p>1562631425,40941</text:p>
          </table:table-cell>
          <table:table-cell office:value-type="float" office:value="1562631435.23996" calcext:value-type="float">
            <text:p>1562631435,23996</text:p>
          </table:table-cell>
          <table:table-cell table:formula="of:=[.F241]-[.E241]" office:value-type="float" office:value="9.83054995536804" calcext:value-type="float">
            <text:p>9,8305499553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634305.48719" calcext:value-type="float">
            <text:p>1562634305,48719</text:p>
          </table:table-cell>
          <table:table-cell office:value-type="float" office:value="1562634436.75399" calcext:value-type="float">
            <text:p>1562634436,75399</text:p>
          </table:table-cell>
          <table:table-cell table:formula="of:=[.F242]-[.E242]" office:value-type="float" office:value="131.266799926758" calcext:value-type="float">
            <text:p>131,266799926758</text:p>
          </table:table-cell>
          <table:table-cell table:formula="of:=AVERAGE([.G242:.G244])" office:value-type="float" office:value="129.615026712418" calcext:value-type="float">
            <text:p>129,615026712418</text:p>
          </table:table-cell>
          <table:table-cell table:formula="of:=[.$H$176]/[.H242]" office:value-type="float" office:value="1.97464756332409" calcext:value-type="float">
            <text:p>1,97464756332409</text:p>
          </table:table-cell>
          <table:table-cell table:formula="of:=[.I242]/[.C242]" office:value-type="float" office:value="0.987323781662044" calcext:value-type="float">
            <text:p>0,987323781662044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62634436.75949" calcext:value-type="float">
            <text:p>1562634436,75949</text:p>
          </table:table-cell>
          <table:table-cell office:value-type="float" office:value="1562634565.57727" calcext:value-type="float">
            <text:p>1562634565,57727</text:p>
          </table:table-cell>
          <table:table-cell table:formula="of:=[.F243]-[.E243]" office:value-type="float" office:value="128.817780017853" calcext:value-type="float">
            <text:p>128,817780017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2634565.58313" calcext:value-type="float">
            <text:p>1562634565,58313</text:p>
          </table:table-cell>
          <table:table-cell office:value-type="float" office:value="1562634694.34363" calcext:value-type="float">
            <text:p>1562634694,34363</text:p>
          </table:table-cell>
          <table:table-cell table:formula="of:=[.F244]-[.E244]" office:value-type="float" office:value="128.760500192642" calcext:value-type="float">
            <text:p>128,760500192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62632944.63126" calcext:value-type="float">
            <text:p>1562632944,63126</text:p>
          </table:table-cell>
          <table:table-cell office:value-type="float" office:value="1562633010.82692" calcext:value-type="float">
            <text:p>1562633010,82692</text:p>
          </table:table-cell>
          <table:table-cell table:formula="of:=[.F245]-[.E245]" office:value-type="float" office:value="66.1956601142883" calcext:value-type="float">
            <text:p>66,1956601142883</text:p>
          </table:table-cell>
          <table:table-cell table:formula="of:=AVERAGE([.G245:.G247])" office:value-type="float" office:value="66.7106433709462" calcext:value-type="float">
            <text:p>66,7106433709462</text:p>
          </table:table-cell>
          <table:table-cell table:formula="of:=[.$H$176]/[.H245]" office:value-type="float" office:value="3.83662911545732" calcext:value-type="float">
            <text:p>3,83662911545732</text:p>
          </table:table-cell>
          <table:table-cell table:formula="of:=[.I245]/[.C245]" office:value-type="float" office:value="0.959157278864329" calcext:value-type="float">
            <text:p>0,959157278864329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62633010.83377" calcext:value-type="float">
            <text:p>1562633010,83377</text:p>
          </table:table-cell>
          <table:table-cell office:value-type="float" office:value="1562633077.76935" calcext:value-type="float">
            <text:p>1562633077,76935</text:p>
          </table:table-cell>
          <table:table-cell table:formula="of:=[.F246]-[.E246]" office:value-type="float" office:value="66.9355800151825" calcext:value-type="float">
            <text:p>66,9355800151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62633077.87977" calcext:value-type="float">
            <text:p>1562633077,87977</text:p>
          </table:table-cell>
          <table:table-cell office:value-type="float" office:value="1562633144.88046" calcext:value-type="float">
            <text:p>1562633144,88046</text:p>
          </table:table-cell>
          <table:table-cell table:formula="of:=[.F247]-[.E247]" office:value-type="float" office:value="67.0006899833679" calcext:value-type="float">
            <text:p>67,0006899833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62632248.57436" calcext:value-type="float">
            <text:p>1562632248,57436</text:p>
          </table:table-cell>
          <table:table-cell office:value-type="float" office:value="1562632282.68532" calcext:value-type="float">
            <text:p>1562632282,68532</text:p>
          </table:table-cell>
          <table:table-cell table:formula="of:=[.F248]-[.E248]" office:value-type="float" office:value="34.1109600067139" calcext:value-type="float">
            <text:p>34,1109600067139</text:p>
          </table:table-cell>
          <table:table-cell table:formula="of:=AVERAGE([.G248:.G250])" office:value-type="float" office:value="34.3383100827535" calcext:value-type="float">
            <text:p>34,3383100827535</text:p>
          </table:table-cell>
          <table:table-cell table:formula="of:=[.$H$176]/[.H248]" office:value-type="float" office:value="7.45359908659018" calcext:value-type="float">
            <text:p>7,45359908659018</text:p>
          </table:table-cell>
          <table:table-cell table:formula="of:=[.I248]/[.C248]" office:value-type="float" office:value="0.931699885823773" calcext:value-type="float">
            <text:p>0,931699885823773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62632282.69327" calcext:value-type="float">
            <text:p>1562632282,69327</text:p>
          </table:table-cell>
          <table:table-cell office:value-type="float" office:value="1562632317.71968" calcext:value-type="float">
            <text:p>1562632317,71968</text:p>
          </table:table-cell>
          <table:table-cell table:formula="of:=[.F249]-[.E249]" office:value-type="float" office:value="35.0264101028442" calcext:value-type="float">
            <text:p>35,0264101028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62632317.72854" calcext:value-type="float">
            <text:p>1562632317,72854</text:p>
          </table:table-cell>
          <table:table-cell office:value-type="float" office:value="1562632351.6061" calcext:value-type="float">
            <text:p>1562632351,6061</text:p>
          </table:table-cell>
          <table:table-cell table:formula="of:=[.F250]-[.E250]" office:value-type="float" office:value="33.8775601387024" calcext:value-type="float">
            <text:p>33,8775601387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62631887.65614" calcext:value-type="float">
            <text:p>1562631887,65614</text:p>
          </table:table-cell>
          <table:table-cell office:value-type="float" office:value="1562631905.54107" calcext:value-type="float">
            <text:p>1562631905,54107</text:p>
          </table:table-cell>
          <table:table-cell table:formula="of:=[.F251]-[.E251]" office:value-type="float" office:value="17.884929895401" calcext:value-type="float">
            <text:p>17,884929895401</text:p>
          </table:table-cell>
          <table:table-cell table:formula="of:=AVERAGE([.G251:.G253])" office:value-type="float" office:value="18.0549466609955" calcext:value-type="float">
            <text:p>18,0549466609955</text:p>
          </table:table-cell>
          <table:table-cell table:formula="of:=[.$H$176]/[.H251]" office:value-type="float" office:value="14.1758378727744" calcext:value-type="float">
            <text:p>14,1758378727744</text:p>
          </table:table-cell>
          <table:table-cell table:formula="of:=[.I251]/[.C251]" office:value-type="float" office:value="0.885989867048402" calcext:value-type="float">
            <text:p>0,88598986704840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62631905.54879" calcext:value-type="float">
            <text:p>1562631905,54879</text:p>
          </table:table-cell>
          <table:table-cell office:value-type="float" office:value="1562631923.81373" calcext:value-type="float">
            <text:p>1562631923,81373</text:p>
          </table:table-cell>
          <table:table-cell table:formula="of:=[.F252]-[.E252]" office:value-type="float" office:value="18.2649400234222" calcext:value-type="float">
            <text:p>18,264940023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62631923.82007" calcext:value-type="float">
            <text:p>1562631923,82007</text:p>
          </table:table-cell>
          <table:table-cell office:value-type="float" office:value="1562631941.83504" calcext:value-type="float">
            <text:p>1562631941,83504</text:p>
          </table:table-cell>
          <table:table-cell table:formula="of:=[.F253]-[.E253]" office:value-type="float" office:value="18.0149700641632" calcext:value-type="float">
            <text:p>18,0149700641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562631690.28761" calcext:value-type="float">
            <text:p>1562631690,28761</text:p>
          </table:table-cell>
          <table:table-cell office:value-type="float" office:value="1562631703.21173" calcext:value-type="float">
            <text:p>1562631703,21173</text:p>
          </table:table-cell>
          <table:table-cell table:formula="of:=[.F254]-[.E254]" office:value-type="float" office:value="12.9241199493408" calcext:value-type="float">
            <text:p>12,9241199493408</text:p>
          </table:table-cell>
          <table:table-cell table:formula="of:=AVERAGE([.G254:.G256])" office:value-type="float" office:value="12.6459766228994" calcext:value-type="float">
            <text:p>12,6459766228994</text:p>
          </table:table-cell>
          <table:table-cell table:formula="of:=[.$H$176]/[.H254]" office:value-type="float" office:value="20.2391641468321" calcext:value-type="float">
            <text:p>20,2391641468321</text:p>
          </table:table-cell>
          <table:table-cell table:formula="of:=[.I254]/[.C254]" office:value-type="float" office:value="0.843298506118004" calcext:value-type="float">
            <text:p>0,843298506118004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62631703.21829" calcext:value-type="float">
            <text:p>1562631703,21829</text:p>
          </table:table-cell>
          <table:table-cell office:value-type="float" office:value="1562631715.48099" calcext:value-type="float">
            <text:p>1562631715,48099</text:p>
          </table:table-cell>
          <table:table-cell table:formula="of:=[.F255]-[.E255]" office:value-type="float" office:value="12.262699842453" calcext:value-type="float">
            <text:p>12,262699842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62631715.58775" calcext:value-type="float">
            <text:p>1562631715,58775</text:p>
          </table:table-cell>
          <table:table-cell office:value-type="float" office:value="1562631728.33886" calcext:value-type="float">
            <text:p>1562631728,33886</text:p>
          </table:table-cell>
          <table:table-cell table:formula="of:=[.F256]-[.E256]" office:value-type="float" office:value="12.7511100769043" calcext:value-type="float">
            <text:p>12,751110076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62631552.3602" calcext:value-type="float">
            <text:p>1562631552,3602</text:p>
          </table:table-cell>
          <table:table-cell office:value-type="float" office:value="1562631562.96092" calcext:value-type="float">
            <text:p>1562631562,96092</text:p>
          </table:table-cell>
          <table:table-cell table:formula="of:=[.F257]-[.E257]" office:value-type="float" office:value="10.60072016716" calcext:value-type="float">
            <text:p>10,60072016716</text:p>
          </table:table-cell>
          <table:table-cell table:formula="of:=AVERAGE([.G257:.G259])" office:value-type="float" office:value="10.4479668140411" calcext:value-type="float">
            <text:p>10,4479668140411</text:p>
          </table:table-cell>
          <table:table-cell table:formula="of:=[.$H$176]/[.H257]" office:value-type="float" office:value="24.4970147037504" calcext:value-type="float">
            <text:p>24,4970147037504</text:p>
          </table:table-cell>
          <table:table-cell table:formula="of:=[.I257]/[.C257]" office:value-type="float" office:value="0.7655317094922" calcext:value-type="float">
            <text:p>0,7655317094922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62631562.96609" calcext:value-type="float">
            <text:p>1562631562,96609</text:p>
          </table:table-cell>
          <table:table-cell office:value-type="float" office:value="1562631573.09483" calcext:value-type="float">
            <text:p>1562631573,09483</text:p>
          </table:table-cell>
          <table:table-cell table:formula="of:=[.F258]-[.E258]" office:value-type="float" office:value="10.1287400722504" calcext:value-type="float">
            <text:p>10,1287400722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62631573.09981" calcext:value-type="float">
            <text:p>1562631573,09981</text:p>
          </table:table-cell>
          <table:table-cell office:value-type="float" office:value="1562631583.71425" calcext:value-type="float">
            <text:p>1562631583,71425</text:p>
          </table:table-cell>
          <table:table-cell table:formula="of:=[.F259]-[.E259]" office:value-type="float" office:value="10.614440202713" calcext:value-type="float">
            <text:p>10,614440202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62631435.24837" calcext:value-type="float">
            <text:p>1562631435,24837</text:p>
          </table:table-cell>
          <table:table-cell office:value-type="float" office:value="1562631445.06581" calcext:value-type="float">
            <text:p>1562631445,06581</text:p>
          </table:table-cell>
          <table:table-cell table:formula="of:=[.F260]-[.E260]" office:value-type="float" office:value="9.81744003295898" calcext:value-type="float">
            <text:p>9,81744003295898</text:p>
          </table:table-cell>
          <table:table-cell table:formula="of:=AVERAGE([.G260:.G262])" office:value-type="float" office:value="10.0538165569305" calcext:value-type="float">
            <text:p>10,0538165569305</text:p>
          </table:table-cell>
          <table:table-cell table:formula="of:=[.$H$176]/[.H260]" office:value-type="float" office:value="25.4573967227827" calcext:value-type="float">
            <text:p>25,4573967227827</text:p>
          </table:table-cell>
          <table:table-cell table:formula="of:=[.I260]/[.C260]" office:value-type="float" office:value="0.707149908966186" calcext:value-type="float">
            <text:p>0,707149908966186</text:p>
          </table:table-cell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562631445.07099" calcext:value-type="float">
            <text:p>1562631445,07099</text:p>
          </table:table-cell>
          <table:table-cell office:value-type="float" office:value="1562631455.68795" calcext:value-type="float">
            <text:p>1562631455,68795</text:p>
          </table:table-cell>
          <table:table-cell table:formula="of:=[.F261]-[.E261]" office:value-type="float" office:value="10.616959810257" calcext:value-type="float">
            <text:p>10,616959810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elbrot3.in</text:p>
          </table:table-cell>
          <table:table-cell office:value-type="string" calcext:value-type="string">
            <text:p>mandelbrot_tbb_simd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62631455.69355" calcext:value-type="float">
            <text:p>1562631455,69355</text:p>
          </table:table-cell>
          <table:table-cell office:value-type="float" office:value="1562631465.4206" calcext:value-type="float">
            <text:p>1562631465,4206</text:p>
          </table:table-cell>
          <table:table-cell table:formula="of:=[.F262]-[.E262]" office:value-type="float" office:value="9.72704982757568" calcext:value-type="float">
            <text:p>9,72704982757568</text:p>
          </table:table-cell>
          <table:table-cell table:number-columns-repeated="3"/>
        </table:table-row>
      </table:table>
      <table:table table:name="Planilha2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nthread</text:p>
          </table:table-cell>
          <table:table-cell table:number-columns-repeated="4" office:value-type="string" calcext:value-type="string">
            <text:p>speedup</text:p>
          </table:table-cell>
          <table:table-cell table:number-columns-repeated="2"/>
          <table:table-cell office:value-type="string" calcext:value-type="string">
            <text:p>nthread</text:p>
          </table:table-cell>
          <table:table-cell table:number-columns-repeated="4"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4614772225207</text:p>
          </table:table-cell>
          <table:table-cell office:value-type="string" calcext:value-type="string">
            <text:p>1.97927221469228</text:p>
          </table:table-cell>
          <table:table-cell office:value-type="string" calcext:value-type="string">
            <text:p>1.96963142825704</text:p>
          </table:table-cell>
          <table:table-cell office:value-type="string" calcext:value-type="string">
            <text:p>1.952748993161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973073861126035</text:p>
          </table:table-cell>
          <table:table-cell office:value-type="string" calcext:value-type="string">
            <text:p>0.989636107346139</text:p>
          </table:table-cell>
          <table:table-cell office:value-type="string" calcext:value-type="string">
            <text:p>0.98481571412852</text:p>
          </table:table-cell>
          <table:table-cell office:value-type="string" calcext:value-type="string">
            <text:p>0.976374496580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0057800074608</text:p>
          </table:table-cell>
          <table:table-cell office:value-type="string" calcext:value-type="string">
            <text:p>3.82032446702569</text:p>
          </table:table-cell>
          <table:table-cell office:value-type="string" calcext:value-type="string">
            <text:p>3.78770813581441</text:p>
          </table:table-cell>
          <table:table-cell office:value-type="string" calcext:value-type="string">
            <text:p>3.765554294510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95014450018652</text:p>
          </table:table-cell>
          <table:table-cell office:value-type="string" calcext:value-type="string">
            <text:p>0.955081116756422</text:p>
          </table:table-cell>
          <table:table-cell office:value-type="string" calcext:value-type="string">
            <text:p>0.946927033953601</text:p>
          </table:table-cell>
          <table:table-cell office:value-type="string" calcext:value-type="string">
            <text:p>0.941388573627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25428483681208</text:p>
          </table:table-cell>
          <table:table-cell office:value-type="string" calcext:value-type="string">
            <text:p>7.34687770796864</text:p>
          </table:table-cell>
          <table:table-cell office:value-type="string" calcext:value-type="string">
            <text:p>7.00886419222929</text:p>
          </table:table-cell>
          <table:table-cell office:value-type="string" calcext:value-type="string">
            <text:p>6.9262491576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90678560460151</text:p>
          </table:table-cell>
          <table:table-cell office:value-type="string" calcext:value-type="string">
            <text:p>0.91835971349608</text:p>
          </table:table-cell>
          <table:table-cell office:value-type="string" calcext:value-type="string">
            <text:p>0.876108024028661</text:p>
          </table:table-cell>
          <table:table-cell office:value-type="string" calcext:value-type="string">
            <text:p>0.865781144705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3.661575266025</text:p>
          </table:table-cell>
          <table:table-cell office:value-type="string" calcext:value-type="string">
            <text:p>13.5110752185221</text:p>
          </table:table-cell>
          <table:table-cell office:value-type="string" calcext:value-type="string">
            <text:p>12.7346371129383</text:p>
          </table:table-cell>
          <table:table-cell office:value-type="string" calcext:value-type="string">
            <text:p>12.45455815760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.853848454126563</text:p>
          </table:table-cell>
          <table:table-cell office:value-type="string" calcext:value-type="string">
            <text:p>0.844442201157631</text:p>
          </table:table-cell>
          <table:table-cell office:value-type="string" calcext:value-type="string">
            <text:p>0.795914819558646</text:p>
          </table:table-cell>
          <table:table-cell office:value-type="string" calcext:value-type="string">
            <text:p>0.7784098848503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.9616091686775</text:p>
          </table:table-cell>
          <table:table-cell office:value-type="string" calcext:value-type="string">
            <text:p>19.4441949299217</text:p>
          </table:table-cell>
          <table:table-cell office:value-type="string" calcext:value-type="string">
            <text:p>16.6992235304278</text:p>
          </table:table-cell>
          <table:table-cell office:value-type="string" calcext:value-type="string">
            <text:p>16.771781313879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.831733715361564</text:p>
          </table:table-cell>
          <table:table-cell office:value-type="string" calcext:value-type="string">
            <text:p>0.810174788746736</text:p>
          </table:table-cell>
          <table:table-cell office:value-type="string" calcext:value-type="string">
            <text:p>0.695800980434493</text:p>
          </table:table-cell>
          <table:table-cell office:value-type="string" calcext:value-type="string">
            <text:p>0.698824221411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.6335504945921</text:p>
          </table:table-cell>
          <table:table-cell office:value-type="string" calcext:value-type="string">
            <text:p>13.9735389798013</text:p>
          </table:table-cell>
          <table:table-cell office:value-type="string" calcext:value-type="string">
            <text:p>20.9552145898221</text:p>
          </table:table-cell>
          <table:table-cell office:value-type="string" calcext:value-type="string">
            <text:p>18.85741947020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.738548452956002</text:p>
          </table:table-cell>
          <table:table-cell office:value-type="string" calcext:value-type="string">
            <text:p>0.436673093118792</text:p>
          </table:table-cell>
          <table:table-cell office:value-type="string" calcext:value-type="string">
            <text:p>0.65485045593194</text:p>
          </table:table-cell>
          <table:table-cell office:value-type="string" calcext:value-type="string">
            <text:p>0.58929435844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.3107075492509</text:p>
          </table:table-cell>
          <table:table-cell office:value-type="string" calcext:value-type="string">
            <text:p>24.324462942055</text:p>
          </table:table-cell>
          <table:table-cell office:value-type="string" calcext:value-type="string">
            <text:p>19.4706171004527</text:p>
          </table:table-cell>
          <table:table-cell office:value-type="string" calcext:value-type="string">
            <text:p>19.126657579268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.675297431923635</text:p>
          </table:table-cell>
          <table:table-cell office:value-type="string" calcext:value-type="string">
            <text:p>0.675679526168195</text:p>
          </table:table-cell>
          <table:table-cell office:value-type="string" calcext:value-type="string">
            <text:p>0.540850475012576</text:p>
          </table:table-cell>
          <table:table-cell office:value-type="string" calcext:value-type="string">
            <text:p>0.53129604386857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01614194576263</text:p>
          </table:table-cell>
          <table:table-cell office:value-type="string" calcext:value-type="string">
            <text:p>2.02122012425766</text:p>
          </table:table-cell>
          <table:table-cell office:value-type="string" calcext:value-type="string">
            <text:p>1.9712250072827</text:p>
          </table:table-cell>
          <table:table-cell office:value-type="string" calcext:value-type="string">
            <text:p>2.019343396477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.00807097288131</text:p>
          </table:table-cell>
          <table:table-cell office:value-type="string" calcext:value-type="string">
            <text:p>1.01061006212883</text:p>
          </table:table-cell>
          <table:table-cell office:value-type="string" calcext:value-type="string">
            <text:p>0.985612503641351</text:p>
          </table:table-cell>
          <table:table-cell office:value-type="string" calcext:value-type="string">
            <text:p>1.00967169823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7228139025124</text:p>
          </table:table-cell>
          <table:table-cell office:value-type="string" calcext:value-type="string">
            <text:p>4.01838405677666</text:p>
          </table:table-cell>
          <table:table-cell office:value-type="string" calcext:value-type="string">
            <text:p>3.96673237866344</text:p>
          </table:table-cell>
          <table:table-cell office:value-type="string" calcext:value-type="string">
            <text:p>3.9499003397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99307034756281</text:p>
          </table:table-cell>
          <table:table-cell office:value-type="string" calcext:value-type="string">
            <text:p>1.00459601419417</text:p>
          </table:table-cell>
          <table:table-cell office:value-type="string" calcext:value-type="string">
            <text:p>0.99168309466586</text:p>
          </table:table-cell>
          <table:table-cell office:value-type="string" calcext:value-type="string">
            <text:p>0.987475084928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6603056713356</text:p>
          </table:table-cell>
          <table:table-cell office:value-type="string" calcext:value-type="string">
            <text:p>7.70693480279928</text:p>
          </table:table-cell>
          <table:table-cell office:value-type="string" calcext:value-type="string">
            <text:p>7.51073674497464</text:p>
          </table:table-cell>
          <table:table-cell office:value-type="string" calcext:value-type="string">
            <text:p>7.49063514827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95753820891695</text:p>
          </table:table-cell>
          <table:table-cell office:value-type="string" calcext:value-type="string">
            <text:p>0.963366850349911</text:p>
          </table:table-cell>
          <table:table-cell office:value-type="string" calcext:value-type="string">
            <text:p>0.93884209312183</text:p>
          </table:table-cell>
          <table:table-cell office:value-type="string" calcext:value-type="string">
            <text:p>0.936329393534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.1015775385046</text:p>
          </table:table-cell>
          <table:table-cell office:value-type="string" calcext:value-type="string">
            <text:p>15.0822930808285</text:p>
          </table:table-cell>
          <table:table-cell office:value-type="string" calcext:value-type="string">
            <text:p>14.0496890870041</text:p>
          </table:table-cell>
          <table:table-cell office:value-type="string" calcext:value-type="string">
            <text:p>14.20474903429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.943848596156539</text:p>
          </table:table-cell>
          <table:table-cell office:value-type="string" calcext:value-type="string">
            <text:p>0.942643317551783</text:p>
          </table:table-cell>
          <table:table-cell office:value-type="string" calcext:value-type="string">
            <text:p>0.878105567937758</text:p>
          </table:table-cell>
          <table:table-cell office:value-type="string" calcext:value-type="string">
            <text:p>0.8877968146433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.404487302468</text:p>
          </table:table-cell>
          <table:table-cell office:value-type="string" calcext:value-type="string">
            <text:p>22.5061685644915</text:p>
          </table:table-cell>
          <table:table-cell office:value-type="string" calcext:value-type="string">
            <text:p>20.3938738683966</text:p>
          </table:table-cell>
          <table:table-cell office:value-type="string" calcext:value-type="string">
            <text:p>20.653540999046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.933520304269501</text:p>
          </table:table-cell>
          <table:table-cell office:value-type="string" calcext:value-type="string">
            <text:p>0.937757023520481</text:p>
          </table:table-cell>
          <table:table-cell office:value-type="string" calcext:value-type="string">
            <text:p>0.849744744516527</text:p>
          </table:table-cell>
          <table:table-cell office:value-type="string" calcext:value-type="string">
            <text:p>0.8605642082936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.8964537041286</text:p>
          </table:table-cell>
          <table:table-cell office:value-type="string" calcext:value-type="string">
            <text:p>27.9262959177506</text:p>
          </table:table-cell>
          <table:table-cell office:value-type="string" calcext:value-type="string">
            <text:p>25.6453617605235</text:p>
          </table:table-cell>
          <table:table-cell office:value-type="string" calcext:value-type="string">
            <text:p>24.9841175166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.871764178254017</text:p>
          </table:table-cell>
          <table:table-cell office:value-type="string" calcext:value-type="string">
            <text:p>0.872696747429705</text:p>
          </table:table-cell>
          <table:table-cell office:value-type="string" calcext:value-type="string">
            <text:p>0.801417555016361</text:p>
          </table:table-cell>
          <table:table-cell office:value-type="string" calcext:value-type="string">
            <text:p>0.7807536723948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.240111792662</text:p>
          </table:table-cell>
          <table:table-cell office:value-type="string" calcext:value-type="string">
            <text:p>28.4103209478431</text:p>
          </table:table-cell>
          <table:table-cell office:value-type="string" calcext:value-type="string">
            <text:p>25.1530724989792</text:p>
          </table:table-cell>
          <table:table-cell office:value-type="string" calcext:value-type="string">
            <text:p>25.085910486661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.784447549796168</text:p>
          </table:table-cell>
          <table:table-cell office:value-type="string" calcext:value-type="string">
            <text:p>0.789175581884532</text:p>
          </table:table-cell>
          <table:table-cell office:value-type="string" calcext:value-type="string">
            <text:p>0.698696458304977</text:p>
          </table:table-cell>
          <table:table-cell office:value-type="string" calcext:value-type="string">
            <text:p>0.69683084685171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8370399931221</text:p>
          </table:table-cell>
          <table:table-cell office:value-type="string" calcext:value-type="string">
            <text:p>1.98998174763818</text:p>
          </table:table-cell>
          <table:table-cell office:value-type="string" calcext:value-type="string">
            <text:p>1.98088096114507</text:p>
          </table:table-cell>
          <table:table-cell office:value-type="string" calcext:value-type="string">
            <text:p>1.974647563324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991851999656106</text:p>
          </table:table-cell>
          <table:table-cell office:value-type="string" calcext:value-type="string">
            <text:p>0.994990873819092</text:p>
          </table:table-cell>
          <table:table-cell office:value-type="string" calcext:value-type="string">
            <text:p>0.990440480572532</text:p>
          </table:table-cell>
          <table:table-cell office:value-type="string" calcext:value-type="string">
            <text:p>0.987323781662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1946188478446</text:p>
          </table:table-cell>
          <table:table-cell office:value-type="string" calcext:value-type="string">
            <text:p>3.85576558112806</text:p>
          </table:table-cell>
          <table:table-cell office:value-type="string" calcext:value-type="string">
            <text:p>3.87963854188534</text:p>
          </table:table-cell>
          <table:table-cell office:value-type="string" calcext:value-type="string">
            <text:p>3.83662911545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.979865471196115</text:p>
          </table:table-cell>
          <table:table-cell office:value-type="string" calcext:value-type="string">
            <text:p>0.963941395282015</text:p>
          </table:table-cell>
          <table:table-cell office:value-type="string" calcext:value-type="string">
            <text:p>0.969909635471335</text:p>
          </table:table-cell>
          <table:table-cell office:value-type="string" calcext:value-type="string">
            <text:p>0.959157278864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54925184502126</text:p>
          </table:table-cell>
          <table:table-cell office:value-type="string" calcext:value-type="string">
            <text:p>7.54576421277515</text:p>
          </table:table-cell>
          <table:table-cell office:value-type="string" calcext:value-type="string">
            <text:p>7.44001255014939</text:p>
          </table:table-cell>
          <table:table-cell office:value-type="string" calcext:value-type="string">
            <text:p>7.453599086590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.943656480627657</text:p>
          </table:table-cell>
          <table:table-cell office:value-type="string" calcext:value-type="string">
            <text:p>0.943220526596893</text:p>
          </table:table-cell>
          <table:table-cell office:value-type="string" calcext:value-type="string">
            <text:p>0.930001568768673</text:p>
          </table:table-cell>
          <table:table-cell office:value-type="string" calcext:value-type="string">
            <text:p>0.9316998858237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4.7957848103369</text:p>
          </table:table-cell>
          <table:table-cell office:value-type="string" calcext:value-type="string">
            <text:p>14.8233776472521</text:p>
          </table:table-cell>
          <table:table-cell office:value-type="string" calcext:value-type="string">
            <text:p>13.8209423609141</text:p>
          </table:table-cell>
          <table:table-cell office:value-type="string" calcext:value-type="string">
            <text:p>14.17583787277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.924736550646058</text:p>
          </table:table-cell>
          <table:table-cell office:value-type="string" calcext:value-type="string">
            <text:p>0.926461102953256</text:p>
          </table:table-cell>
          <table:table-cell office:value-type="string" calcext:value-type="string">
            <text:p>0.863808897557128</text:p>
          </table:table-cell>
          <table:table-cell office:value-type="string" calcext:value-type="string">
            <text:p>0.8859898670484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2.1717087971623</text:p>
          </table:table-cell>
          <table:table-cell office:value-type="string" calcext:value-type="string">
            <text:p>22.2162743765643</text:p>
          </table:table-cell>
          <table:table-cell office:value-type="string" calcext:value-type="string">
            <text:p>20.5809105653086</text:p>
          </table:table-cell>
          <table:table-cell office:value-type="string" calcext:value-type="string">
            <text:p>20.23916414683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.923821199881763</text:p>
          </table:table-cell>
          <table:table-cell office:value-type="string" calcext:value-type="string">
            <text:p>0.925678099023515</text:p>
          </table:table-cell>
          <table:table-cell office:value-type="string" calcext:value-type="string">
            <text:p>0.85753794022119</text:p>
          </table:table-cell>
          <table:table-cell office:value-type="string" calcext:value-type="string">
            <text:p>0.843298506118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.6994866609964</text:p>
          </table:table-cell>
          <table:table-cell office:value-type="string" calcext:value-type="string">
            <text:p>27.7671414950855</text:p>
          </table:table-cell>
          <table:table-cell office:value-type="string" calcext:value-type="string">
            <text:p>24.4585449060391</text:p>
          </table:table-cell>
          <table:table-cell office:value-type="string" calcext:value-type="string">
            <text:p>24.49701470375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.865608958156138</text:p>
          </table:table-cell>
          <table:table-cell office:value-type="string" calcext:value-type="string">
            <text:p>0.867723171721422</text:p>
          </table:table-cell>
          <table:table-cell office:value-type="string" calcext:value-type="string">
            <text:p>0.764329528313721</text:p>
          </table:table-cell>
          <table:table-cell office:value-type="string" calcext:value-type="string">
            <text:p>0.76553170949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.1329788714437</text:p>
          </table:table-cell>
          <table:table-cell office:value-type="string" calcext:value-type="string">
            <text:p>27.9616822889746</text:p>
          </table:table-cell>
          <table:table-cell office:value-type="string" calcext:value-type="string">
            <text:p>25.7322385578291</text:p>
          </table:table-cell>
          <table:table-cell office:value-type="string" calcext:value-type="string">
            <text:p>25.4573967227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.781471635317881</text:p>
          </table:table-cell>
          <table:table-cell office:value-type="string" calcext:value-type="string">
            <text:p>0.776713396915962</text:p>
          </table:table-cell>
          <table:table-cell office:value-type="string" calcext:value-type="string">
            <text:p>0.714784404384141</text:p>
          </table:table-cell>
          <table:table-cell office:value-type="string" calcext:value-type="string">
            <text:p>0.707149908966186</text:p>
          </table:table-cell>
        </table:table-row>
      </table:table>
      <table:named-expressions/>
      <table:database-ranges>
        <table:database-range table:name="__Anonymous_Sheet_DB__0" table:target-range-address="Planilha1.A1:Planilha1.I262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21:54:54.0720873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3:37:57.838600902</meta:creation-date>
    <dc:date>2019-07-09T21:55:08.999674091</dc:date>
    <meta:editing-duration>PT21M15S</meta:editing-duration>
    <meta:editing-cycles>7</meta:editing-cycles>
    <meta:generator>LibreOffice/5.2.7.2$Linux_X86_64 LibreOffice_project/20m0$Build-2</meta:generator>
    <meta:document-statistic meta:table-count="2" meta:cell-count="2312" meta:object-count="0"/>
  </office:meta>
</office:document-meta>
</file>